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69cm" style:rel-column-width="18080*"/>
    </style:style>
    <style:style style:name="Tabelle1.B" style:family="table-column">
      <style:table-column-properties style:column-width="12.31cm" style:rel-column-width="47455*"/>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4.69cm" style:rel-column-width="18080*"/>
    </style:style>
    <style:style style:name="Tabelle2.B" style:family="table-column">
      <style:table-column-properties style:column-width="12.31cm" style:rel-column-width="47455*"/>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cm" table:align="margins"/>
    </style:style>
    <style:style style:name="Tabelle3.A" style:family="table-column">
      <style:table-column-properties style:column-width="4.81cm" style:rel-column-width="18542*"/>
    </style:style>
    <style:style style:name="Tabelle3.B" style:family="table-column">
      <style:table-column-properties style:column-width="12.19cm" style:rel-column-width="46993*"/>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4.81cm" style:rel-column-width="18542*"/>
    </style:style>
    <style:style style:name="Tabelle4.B" style:family="table-column">
      <style:table-column-properties style:column-width="12.19cm" style:rel-column-width="46993*"/>
    </style:style>
    <style:style style:name="Tabelle4.A1" style:family="table-cell">
      <style:table-cell-properties fo:padding="0.097cm" fo:border-left="0.05pt solid #000000" fo:border-right="none" fo:border-top="0.05pt solid #000000" fo:border-bottom="0.05pt solid #000000"/>
    </style:style>
    <style:style style:name="Tabelle4.B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5" style:family="table">
      <style:table-properties style:width="17cm" table:align="margins"/>
    </style:style>
    <style:style style:name="Tabelle5.A" style:family="table-column">
      <style:table-column-properties style:column-width="6.495cm" style:rel-column-width="25036*"/>
    </style:style>
    <style:style style:name="Tabelle5.B" style:family="table-column">
      <style:table-column-properties style:column-width="10.506cm" style:rel-column-width="40499*"/>
    </style:style>
    <style:style style:name="Tabelle5.A1" style:family="table-cell">
      <style:table-cell-properties fo:padding="0.097cm" fo:border-left="0.05pt solid #000000" fo:border-right="none" fo:border-top="0.05pt solid #000000" fo:border-bottom="0.05pt solid #000000"/>
    </style:style>
    <style:style style:name="Tabelle5.B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0.05pt solid #000000" fo:border-top="none" fo:border-bottom="0.05pt solid #000000"/>
    </style:style>
    <style:style style:name="Tabelle6" style:family="table">
      <style:table-properties style:width="17cm" table:align="margins"/>
    </style:style>
    <style:style style:name="Tabelle6.A" style:family="table-column">
      <style:table-column-properties style:column-width="6.495cm" style:rel-column-width="25036*"/>
    </style:style>
    <style:style style:name="Tabelle6.B" style:family="table-column">
      <style:table-column-properties style:column-width="10.506cm" style:rel-column-width="40499*"/>
    </style:style>
    <style:style style:name="Tabelle6.A1" style:family="table-cell">
      <style:table-cell-properties fo:padding="0.097cm" fo:border-left="0.05pt solid #000000" fo:border-right="none" fo:border-top="0.05pt solid #000000" fo:border-bottom="0.05pt solid #000000"/>
    </style:style>
    <style:style style:name="Tabelle6.B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0.05pt solid #000000" fo:border-top="none" fo:border-bottom="0.05pt solid #000000"/>
    </style:style>
    <style:style style:name="Tabelle7" style:family="table">
      <style:table-properties style:width="17cm" table:align="margins"/>
    </style:style>
    <style:style style:name="Tabelle7.A" style:family="table-column">
      <style:table-column-properties style:column-width="6.495cm" style:rel-column-width="25036*"/>
    </style:style>
    <style:style style:name="Tabelle7.B" style:family="table-column">
      <style:table-column-properties style:column-width="10.506cm" style:rel-column-width="40499*"/>
    </style:style>
    <style:style style:name="Tabelle7.A1" style:family="table-cell">
      <style:table-cell-properties fo:padding="0.097cm" fo:border-left="0.05pt solid #000000" fo:border-right="none" fo:border-top="0.05pt solid #000000" fo:border-bottom="0.05pt solid #000000"/>
    </style:style>
    <style:style style:name="Tabelle7.B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0.05pt solid #000000" fo:border-top="none" fo:border-bottom="0.05pt solid #000000"/>
    </style:style>
    <style:style style:name="Tabelle9" style:family="table">
      <style:table-properties style:width="17cm" table:align="margins"/>
    </style:style>
    <style:style style:name="Tabelle9.A" style:family="table-column">
      <style:table-column-properties style:column-width="6.495cm" style:rel-column-width="25036*"/>
    </style:style>
    <style:style style:name="Tabelle9.B" style:family="table-column">
      <style:table-column-properties style:column-width="10.506cm" style:rel-column-width="40499*"/>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8" style:family="table">
      <style:table-properties style:width="17cm" table:align="margins"/>
    </style:style>
    <style:style style:name="Tabelle8.A" style:family="table-column">
      <style:table-column-properties style:column-width="6.495cm" style:rel-column-width="25036*"/>
    </style:style>
    <style:style style:name="Tabelle8.B" style:family="table-column">
      <style:table-column-properties style:column-width="10.506cm" style:rel-column-width="40499*"/>
    </style:style>
    <style:style style:name="Tabelle8.A1" style:family="table-cell">
      <style:table-cell-properties fo:padding="0.097cm" fo:border-left="0.05pt solid #000000" fo:border-right="none" fo:border-top="0.05pt solid #000000" fo:border-bottom="0.05pt solid #000000"/>
    </style:style>
    <style:style style:name="Tabelle8.B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11" style:family="table">
      <style:table-properties style:width="17cm" table:align="margins"/>
    </style:style>
    <style:style style:name="Tabelle11.A" style:family="table-column">
      <style:table-column-properties style:column-width="6.495cm" style:rel-column-width="25036*"/>
    </style:style>
    <style:style style:name="Tabelle11.B" style:family="table-column">
      <style:table-column-properties style:column-width="10.506cm" style:rel-column-width="40499*"/>
    </style:style>
    <style:style style:name="Tabelle11.A1" style:family="table-cell">
      <style:table-cell-properties fo:padding="0.097cm" fo:border-left="0.05pt solid #000000" fo:border-right="none" fo:border-top="0.05pt solid #000000" fo:border-bottom="0.05pt solid #000000"/>
    </style:style>
    <style:style style:name="Tabelle11.B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0" style:family="table">
      <style:table-properties style:width="17cm" table:align="margins"/>
    </style:style>
    <style:style style:name="Tabelle10.A" style:family="table-column">
      <style:table-column-properties style:column-width="6.495cm" style:rel-column-width="25036*"/>
    </style:style>
    <style:style style:name="Tabelle10.B" style:family="table-column">
      <style:table-column-properties style:column-width="10.506cm" style:rel-column-width="40499*"/>
    </style:style>
    <style:style style:name="Tabelle10.A1" style:family="table-cell">
      <style:table-cell-properties fo:padding="0.097cm" fo:border-left="0.05pt solid #000000" fo:border-right="none" fo:border-top="0.05pt solid #000000" fo:border-bottom="0.05pt solid #000000"/>
    </style:style>
    <style:style style:name="Tabelle10.B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text-underline-style="solid" style:text-underline-width="auto" style:text-underline-color="font-color" officeooo:rsid="001ba6d8" officeooo:paragraph-rsid="001ba6d8"/>
    </style:style>
    <style:style style:name="P2" style:family="paragraph" style:parent-style-name="Standard">
      <style:text-properties officeooo:rsid="001a766e" officeooo:paragraph-rsid="001a766e"/>
    </style:style>
    <style:style style:name="P3" style:family="paragraph" style:parent-style-name="Standard">
      <style:text-properties officeooo:rsid="001a766e" officeooo:paragraph-rsid="001ba6d8"/>
    </style:style>
    <style:style style:name="P4" style:family="paragraph" style:parent-style-name="Standard">
      <style:text-properties officeooo:rsid="001a766e" officeooo:paragraph-rsid="001cbc18"/>
    </style:style>
    <style:style style:name="P5" style:family="paragraph" style:parent-style-name="Standard">
      <style:text-properties officeooo:rsid="001a766e" officeooo:paragraph-rsid="0037bd90"/>
    </style:style>
    <style:style style:name="P6" style:family="paragraph" style:parent-style-name="Standard">
      <style:text-properties officeooo:rsid="001a766e" officeooo:paragraph-rsid="003a8e2b"/>
    </style:style>
    <style:style style:name="P7" style:family="paragraph" style:parent-style-name="Standard">
      <style:text-properties officeooo:rsid="001a766e" officeooo:paragraph-rsid="003c21d3"/>
    </style:style>
    <style:style style:name="P8" style:family="paragraph" style:parent-style-name="Standard">
      <style:text-properties officeooo:rsid="001a766e" officeooo:paragraph-rsid="00467b8e"/>
    </style:style>
    <style:style style:name="P9" style:family="paragraph" style:parent-style-name="Standard">
      <style:text-properties officeooo:rsid="001a766e" officeooo:paragraph-rsid="005d559d"/>
    </style:style>
    <style:style style:name="P10" style:family="paragraph" style:parent-style-name="Standard">
      <style:text-properties officeooo:rsid="001ba6d8" officeooo:paragraph-rsid="001ba6d8"/>
    </style:style>
    <style:style style:name="P11" style:family="paragraph" style:parent-style-name="Standard">
      <style:text-properties officeooo:rsid="001cbc18" officeooo:paragraph-rsid="001cbc18"/>
    </style:style>
    <style:style style:name="P12" style:family="paragraph" style:parent-style-name="Standard">
      <style:text-properties officeooo:rsid="001cbc18" officeooo:paragraph-rsid="0037bd90"/>
    </style:style>
    <style:style style:name="P13" style:family="paragraph" style:parent-style-name="Standard">
      <style:text-properties officeooo:rsid="002cec14" officeooo:paragraph-rsid="002cec14"/>
    </style:style>
    <style:style style:name="P14" style:family="paragraph" style:parent-style-name="Standard">
      <style:text-properties officeooo:rsid="0034e428" officeooo:paragraph-rsid="0034e428"/>
    </style:style>
    <style:style style:name="P15" style:family="paragraph" style:parent-style-name="Standard">
      <style:text-properties style:font-name="Times New Roman1" officeooo:rsid="0022ce59" officeooo:paragraph-rsid="0022ce59"/>
    </style:style>
    <style:style style:name="P16" style:family="paragraph" style:parent-style-name="Standard">
      <style:text-properties style:font-name="Times New Roman1" officeooo:rsid="001a766e" officeooo:paragraph-rsid="0037bd90"/>
    </style:style>
    <style:style style:name="P17" style:family="paragraph" style:parent-style-name="Standard">
      <style:text-properties style:font-name="Times New Roman1" officeooo:rsid="001a766e" officeooo:paragraph-rsid="003c21d3"/>
    </style:style>
    <style:style style:name="P18" style:family="paragraph" style:parent-style-name="Standard">
      <style:text-properties style:font-name="Times New Roman1" officeooo:rsid="001a766e" officeooo:paragraph-rsid="00467b8e"/>
    </style:style>
    <style:style style:name="P19" style:family="paragraph" style:parent-style-name="Standard">
      <style:paragraph-properties fo:text-align="justify" style:justify-single-word="false"/>
      <style:text-properties style:font-name="Times New Roman1" officeooo:rsid="001a766e" officeooo:paragraph-rsid="004d4f1a"/>
    </style:style>
    <style:style style:name="P20" style:family="paragraph" style:parent-style-name="Standard">
      <style:paragraph-properties fo:text-align="justify" style:justify-single-word="false"/>
      <style:text-properties style:font-name="Times New Roman1" officeooo:rsid="001a766e" officeooo:paragraph-rsid="0056f0fa"/>
    </style:style>
    <style:style style:name="P21" style:family="paragraph" style:parent-style-name="Standard">
      <style:paragraph-properties fo:text-align="justify" style:justify-single-word="false"/>
      <style:text-properties style:font-name="Times New Roman1" officeooo:rsid="001a766e" officeooo:paragraph-rsid="005f0e31"/>
    </style:style>
    <style:style style:name="P22" style:family="paragraph" style:parent-style-name="Standard">
      <style:text-properties style:font-name="Times New Roman1" officeooo:rsid="0037bd90" officeooo:paragraph-rsid="0037bd90"/>
    </style:style>
    <style:style style:name="P23" style:family="paragraph" style:parent-style-name="Standard">
      <style:text-properties style:font-name="Times New Roman1" officeooo:rsid="003f823b" officeooo:paragraph-rsid="003f823b"/>
    </style:style>
    <style:style style:name="P24" style:family="paragraph" style:parent-style-name="Standard">
      <style:text-properties style:font-name="Times New Roman1" officeooo:rsid="003f823b" officeooo:paragraph-rsid="00467b8e"/>
    </style:style>
    <style:style style:name="P25" style:family="paragraph" style:parent-style-name="Standard">
      <style:text-properties style:font-name="Times New Roman1" officeooo:rsid="003f823b" officeooo:paragraph-rsid="005d559d"/>
    </style:style>
    <style:style style:name="P26" style:family="paragraph" style:parent-style-name="Standard">
      <style:text-properties style:font-name="Times New Roman1" officeooo:rsid="003fe1a9" officeooo:paragraph-rsid="003f823b"/>
    </style:style>
    <style:style style:name="P27" style:family="paragraph" style:parent-style-name="Standard">
      <style:text-properties officeooo:rsid="0037bd90" officeooo:paragraph-rsid="0037bd90"/>
    </style:style>
    <style:style style:name="P28" style:family="paragraph" style:parent-style-name="Standard">
      <style:text-properties style:font-name="Times New Roman" officeooo:rsid="001a766e" officeooo:paragraph-rsid="003a8e2b"/>
    </style:style>
    <style:style style:name="P29" style:family="paragraph" style:parent-style-name="Standard">
      <style:text-properties style:font-name="Times New Roman" officeooo:rsid="001a766e" officeooo:paragraph-rsid="00467b8e"/>
    </style:style>
    <style:style style:name="P30" style:family="paragraph" style:parent-style-name="Standard">
      <style:text-properties style:font-name="Times New Roman" officeooo:rsid="001a766e" officeooo:paragraph-rsid="005d559d"/>
    </style:style>
    <style:style style:name="P31" style:family="paragraph" style:parent-style-name="Standard">
      <style:text-properties style:font-name="Times New Roman" officeooo:rsid="003f823b" officeooo:paragraph-rsid="004d4f1a"/>
    </style:style>
    <style:style style:name="P32" style:family="paragraph" style:parent-style-name="Standard">
      <style:text-properties style:font-name="Times New Roman" officeooo:rsid="003f823b" officeooo:paragraph-rsid="0056f0fa"/>
    </style:style>
    <style:style style:name="P33" style:family="paragraph" style:parent-style-name="Standard">
      <style:text-properties style:font-name="Times New Roman" officeooo:rsid="003f823b" officeooo:paragraph-rsid="005f0e31"/>
    </style:style>
    <style:style style:name="P34" style:family="paragraph" style:parent-style-name="Standard">
      <style:text-properties style:font-name="Times New Roman" officeooo:rsid="003c21d3" officeooo:paragraph-rsid="004d4f1a"/>
    </style:style>
    <style:style style:name="P35" style:family="paragraph" style:parent-style-name="Standard">
      <style:text-properties style:font-name="Times New Roman" officeooo:rsid="003c21d3" officeooo:paragraph-rsid="0056f0fa"/>
    </style:style>
    <style:style style:name="P36" style:family="paragraph" style:parent-style-name="Standard">
      <style:text-properties style:font-name="Times New Roman" officeooo:rsid="003c21d3" officeooo:paragraph-rsid="005f0e31"/>
    </style:style>
    <style:style style:name="P37" style:family="paragraph" style:parent-style-name="Standard">
      <style:text-properties style:font-name="Times New Roman" officeooo:paragraph-rsid="004d4f1a"/>
    </style:style>
    <style:style style:name="P38" style:family="paragraph" style:parent-style-name="Standard">
      <style:text-properties style:font-name="Times New Roman" officeooo:rsid="004d4f1a" officeooo:paragraph-rsid="004d4f1a"/>
    </style:style>
    <style:style style:name="P39" style:family="paragraph" style:parent-style-name="Standard">
      <style:text-properties style:font-name="Times New Roman" officeooo:rsid="004d4f1a" officeooo:paragraph-rsid="0056f0fa"/>
    </style:style>
    <style:style style:name="P40" style:family="paragraph" style:parent-style-name="Standard">
      <style:text-properties style:font-name="Times New Roman" officeooo:rsid="004d4f1a" officeooo:paragraph-rsid="005f0e31"/>
    </style:style>
    <style:style style:name="P41" style:family="paragraph" style:parent-style-name="Standard">
      <style:text-properties style:font-name="Times New Roman" officeooo:paragraph-rsid="0056f0fa"/>
    </style:style>
    <style:style style:name="P42" style:family="paragraph" style:parent-style-name="Standard">
      <style:text-properties style:font-name="Times New Roman" officeooo:paragraph-rsid="005f0e31"/>
    </style:style>
    <style:style style:name="P43" style:family="paragraph" style:parent-style-name="Standard">
      <style:text-properties style:font-name="Times New Roman" officeooo:rsid="005f0e31" officeooo:paragraph-rsid="005f0e31"/>
    </style:style>
    <style:style style:name="P44" style:family="paragraph" style:parent-style-name="Standard">
      <style:text-properties officeooo:rsid="003c21d3" officeooo:paragraph-rsid="003c21d3"/>
    </style:style>
    <style:style style:name="P45" style:family="paragraph" style:parent-style-name="Standard">
      <style:text-properties officeooo:rsid="003c21d3" officeooo:paragraph-rsid="003de67c"/>
    </style:style>
    <style:style style:name="P46" style:family="paragraph" style:parent-style-name="Standard">
      <style:text-properties officeooo:rsid="003c21d3" officeooo:paragraph-rsid="00467b8e"/>
    </style:style>
    <style:style style:name="P47" style:family="paragraph" style:parent-style-name="Standard">
      <style:text-properties officeooo:rsid="003c21d3" officeooo:paragraph-rsid="005d559d"/>
    </style:style>
    <style:style style:name="P48" style:family="paragraph" style:parent-style-name="Standard">
      <style:text-properties officeooo:rsid="003f823b" officeooo:paragraph-rsid="003f823b"/>
    </style:style>
    <style:style style:name="P49" style:family="paragraph" style:parent-style-name="Standard">
      <style:text-properties officeooo:rsid="003f823b" officeooo:paragraph-rsid="00467b8e"/>
    </style:style>
    <style:style style:name="P50" style:family="paragraph" style:parent-style-name="Standard">
      <style:text-properties officeooo:rsid="003f823b" officeooo:paragraph-rsid="005d559d"/>
    </style:style>
    <style:style style:name="P51" style:family="paragraph" style:parent-style-name="Standard">
      <style:text-properties officeooo:rsid="00467b8e" officeooo:paragraph-rsid="00467b8e"/>
    </style:style>
    <style:style style:name="P52" style:family="paragraph" style:parent-style-name="Standard">
      <style:text-properties officeooo:rsid="00467b8e" officeooo:paragraph-rsid="005d559d"/>
    </style:style>
    <style:style style:name="P53" style:family="paragraph" style:parent-style-name="Standard">
      <style:text-properties officeooo:paragraph-rsid="00467b8e"/>
    </style:style>
    <style:style style:name="P54" style:family="paragraph" style:parent-style-name="Standard">
      <style:paragraph-properties fo:text-align="justify" style:justify-single-word="false"/>
      <style:text-properties style:font-name="Liberation Serif1" officeooo:rsid="004d4f1a" officeooo:paragraph-rsid="004d4f1a"/>
    </style:style>
    <style:style style:name="P55" style:family="paragraph" style:parent-style-name="Standard">
      <style:paragraph-properties fo:text-align="justify" style:justify-single-word="false"/>
      <style:text-properties style:font-name="Liberation Serif1" officeooo:rsid="004d4f1a" officeooo:paragraph-rsid="0056f0fa"/>
    </style:style>
    <style:style style:name="P56" style:family="paragraph" style:parent-style-name="Standard">
      <style:paragraph-properties fo:text-align="justify" style:justify-single-word="false"/>
      <style:text-properties style:font-name="Liberation Serif1" officeooo:rsid="004d4f1a" officeooo:paragraph-rsid="005f0e31"/>
    </style:style>
    <style:style style:name="P57" style:family="paragraph" style:parent-style-name="Standard">
      <style:text-properties style:font-name="Liberation Serif1" officeooo:rsid="001a766e" officeooo:paragraph-rsid="004d4f1a"/>
    </style:style>
    <style:style style:name="P58" style:family="paragraph" style:parent-style-name="Standard">
      <style:text-properties style:font-name="Liberation Serif1" officeooo:rsid="001a766e" officeooo:paragraph-rsid="0056f0fa"/>
    </style:style>
    <style:style style:name="P59" style:family="paragraph" style:parent-style-name="Standard">
      <style:text-properties style:font-name="Liberation Serif1" officeooo:rsid="001a766e" officeooo:paragraph-rsid="005f0e31"/>
    </style:style>
    <style:style style:name="P60" style:family="paragraph" style:parent-style-name="Standard">
      <style:paragraph-properties fo:text-align="justify" style:justify-single-word="false"/>
      <style:text-properties style:font-name="Liberation Serif1" officeooo:rsid="005097c8" officeooo:paragraph-rsid="005097c8"/>
    </style:style>
    <style:style style:name="P61" style:family="paragraph" style:parent-style-name="Standard">
      <style:text-properties style:font-name="Liberation Serif1" officeooo:rsid="00616242" officeooo:paragraph-rsid="00616242"/>
    </style:style>
    <style:style style:name="P62" style:family="paragraph" style:parent-style-name="Standard">
      <style:text-properties officeooo:rsid="005a0126" officeooo:paragraph-rsid="005a0126"/>
    </style:style>
    <style:style style:name="P63" style:family="paragraph" style:parent-style-name="Standard">
      <style:text-properties style:font-name="Courier New" officeooo:rsid="001a766e" officeooo:paragraph-rsid="005d559d"/>
    </style:style>
    <style:style style:name="P64" style:family="paragraph" style:parent-style-name="Standard">
      <style:text-properties officeooo:rsid="004cf16b" officeooo:paragraph-rsid="005d559d"/>
    </style:style>
    <style:style style:name="P65" style:family="paragraph" style:parent-style-name="Standard">
      <style:text-properties officeooo:paragraph-rsid="005d559d"/>
    </style:style>
    <style:style style:name="P66" style:family="paragraph" style:parent-style-name="Text_20_body">
      <style:text-properties fo:font-size="12pt" style:text-underline-style="solid" style:text-underline-width="auto" style:text-underline-color="font-color" style:font-size-asian="10.5pt" style:font-size-complex="12pt"/>
    </style:style>
    <style:style style:name="P67" style:family="paragraph" style:parent-style-name="Text_20_body">
      <style:paragraph-properties fo:text-align="justify" style:justify-single-word="false"/>
      <style:text-properties officeooo:paragraph-rsid="004bc6d7"/>
    </style:style>
    <style:style style:name="P68" style:family="paragraph" style:parent-style-name="Table_20_Contents">
      <style:text-properties officeooo:rsid="001a766e" officeooo:paragraph-rsid="001a766e"/>
    </style:style>
    <style:style style:name="P69" style:family="paragraph" style:parent-style-name="Table_20_Contents">
      <style:text-properties officeooo:rsid="001a766e" officeooo:paragraph-rsid="001ba6d8"/>
    </style:style>
    <style:style style:name="P70" style:family="paragraph" style:parent-style-name="Table_20_Contents">
      <style:text-properties officeooo:rsid="001a766e" officeooo:paragraph-rsid="001cbc18"/>
    </style:style>
    <style:style style:name="P71" style:family="paragraph" style:parent-style-name="Table_20_Contents">
      <style:text-properties officeooo:rsid="001a766e" officeooo:paragraph-rsid="0037bd90"/>
    </style:style>
    <style:style style:name="P72" style:family="paragraph" style:parent-style-name="Table_20_Contents">
      <style:text-properties officeooo:rsid="001a766e" officeooo:paragraph-rsid="003c21d3"/>
    </style:style>
    <style:style style:name="P73" style:family="paragraph" style:parent-style-name="Table_20_Contents">
      <style:text-properties officeooo:rsid="001a766e" officeooo:paragraph-rsid="00467b8e"/>
    </style:style>
    <style:style style:name="P74" style:family="paragraph" style:parent-style-name="Table_20_Contents">
      <style:text-properties officeooo:rsid="001a766e" officeooo:paragraph-rsid="005d559d"/>
    </style:style>
    <style:style style:name="P75" style:family="paragraph" style:parent-style-name="Table_20_Contents">
      <style:text-properties fo:font-weight="bold" officeooo:rsid="001a766e" officeooo:paragraph-rsid="001a766e" style:font-weight-asian="bold" style:font-weight-complex="bold"/>
    </style:style>
    <style:style style:name="P76" style:family="paragraph" style:parent-style-name="Table_20_Contents">
      <style:text-properties fo:font-weight="bold" officeooo:rsid="001a766e" officeooo:paragraph-rsid="001ba6d8" style:font-weight-asian="bold" style:font-weight-complex="bold"/>
    </style:style>
    <style:style style:name="P77" style:family="paragraph" style:parent-style-name="Table_20_Contents">
      <style:text-properties fo:font-weight="bold" officeooo:rsid="001a766e" officeooo:paragraph-rsid="001cbc18" style:font-weight-asian="bold" style:font-weight-complex="bold"/>
    </style:style>
    <style:style style:name="P78" style:family="paragraph" style:parent-style-name="Table_20_Contents">
      <style:text-properties fo:font-weight="bold" officeooo:rsid="001a766e" officeooo:paragraph-rsid="0037bd90" style:font-weight-asian="bold" style:font-weight-complex="bold"/>
    </style:style>
    <style:style style:name="P79" style:family="paragraph" style:parent-style-name="Table_20_Contents">
      <style:text-properties fo:font-weight="bold" officeooo:rsid="001a766e" officeooo:paragraph-rsid="003c21d3" style:font-weight-asian="bold" style:font-weight-complex="bold"/>
    </style:style>
    <style:style style:name="P80" style:family="paragraph" style:parent-style-name="Table_20_Contents">
      <style:text-properties fo:font-weight="bold" officeooo:rsid="001a766e" officeooo:paragraph-rsid="00467b8e" style:font-weight-asian="bold" style:font-weight-complex="bold"/>
    </style:style>
    <style:style style:name="P81" style:family="paragraph" style:parent-style-name="Table_20_Contents">
      <style:text-properties fo:font-weight="bold" officeooo:rsid="001a766e" officeooo:paragraph-rsid="005d559d" style:font-weight-asian="bold" style:font-weight-complex="bold"/>
    </style:style>
    <style:style style:name="P82" style:family="paragraph" style:parent-style-name="Table_20_Contents">
      <style:text-properties officeooo:rsid="001cbc18" officeooo:paragraph-rsid="001cbc18"/>
    </style:style>
    <style:style style:name="P83" style:family="paragraph" style:parent-style-name="Table_20_Contents">
      <style:text-properties officeooo:rsid="001cbc18" officeooo:paragraph-rsid="0037bd90"/>
    </style:style>
    <style:style style:name="P84" style:family="paragraph" style:parent-style-name="Table_20_Contents">
      <style:text-properties officeooo:rsid="001cbc18" officeooo:paragraph-rsid="003c21d3"/>
    </style:style>
    <style:style style:name="P85" style:family="paragraph" style:parent-style-name="Table_20_Contents">
      <style:text-properties officeooo:rsid="001cbc18" officeooo:paragraph-rsid="003f823b"/>
    </style:style>
    <style:style style:name="P86" style:family="paragraph" style:parent-style-name="Table_20_Contents">
      <style:text-properties officeooo:rsid="001cbc18" officeooo:paragraph-rsid="00467b8e"/>
    </style:style>
    <style:style style:name="P87" style:family="paragraph" style:parent-style-name="Table_20_Contents">
      <style:text-properties officeooo:rsid="001cbc18" officeooo:paragraph-rsid="005d559d"/>
    </style:style>
    <style:style style:name="P88" style:family="paragraph" style:parent-style-name="Table_20_Contents">
      <style:text-properties officeooo:rsid="0037bd90" officeooo:paragraph-rsid="0037bd90"/>
    </style:style>
    <style:style style:name="P89" style:family="paragraph" style:parent-style-name="Table_20_Contents">
      <style:text-properties officeooo:rsid="0037bd90" officeooo:paragraph-rsid="003c21d3"/>
    </style:style>
    <style:style style:name="P90" style:family="paragraph" style:parent-style-name="Table_20_Contents">
      <style:text-properties officeooo:rsid="0037bd90" officeooo:paragraph-rsid="00467b8e"/>
    </style:style>
    <style:style style:name="P91" style:family="paragraph" style:parent-style-name="Table_20_Contents">
      <style:text-properties officeooo:rsid="0037bd90" officeooo:paragraph-rsid="005d559d"/>
    </style:style>
    <style:style style:name="P92" style:family="paragraph" style:parent-style-name="Table_20_Contents">
      <style:text-properties officeooo:rsid="003c21d3" officeooo:paragraph-rsid="003c21d3"/>
    </style:style>
    <style:style style:name="P93" style:family="paragraph" style:parent-style-name="Table_20_Contents">
      <style:text-properties officeooo:rsid="003c21d3" officeooo:paragraph-rsid="00467b8e"/>
    </style:style>
    <style:style style:name="P94" style:family="paragraph" style:parent-style-name="Table_20_Contents">
      <style:text-properties officeooo:rsid="003c21d3" officeooo:paragraph-rsid="005d559d"/>
    </style:style>
    <style:style style:name="P95" style:family="paragraph" style:parent-style-name="Table_20_Contents">
      <style:text-properties officeooo:rsid="003f823b" officeooo:paragraph-rsid="003f823b"/>
    </style:style>
    <style:style style:name="P96" style:family="paragraph" style:parent-style-name="Table_20_Contents">
      <style:text-properties officeooo:rsid="003f823b" officeooo:paragraph-rsid="00467b8e"/>
    </style:style>
    <style:style style:name="P97" style:family="paragraph" style:parent-style-name="Table_20_Contents">
      <style:text-properties officeooo:rsid="003f823b" officeooo:paragraph-rsid="005d559d"/>
    </style:style>
    <style:style style:name="P98" style:family="paragraph" style:parent-style-name="Table_20_Contents">
      <style:text-properties style:font-name="Times New Roman" officeooo:rsid="004d4f1a" officeooo:paragraph-rsid="004d4f1a"/>
    </style:style>
    <style:style style:name="P99" style:family="paragraph" style:parent-style-name="Table_20_Contents">
      <style:text-properties style:font-name="Times New Roman" officeooo:rsid="004d4f1a" officeooo:paragraph-rsid="0056f0fa"/>
    </style:style>
    <style:style style:name="P100" style:family="paragraph" style:parent-style-name="Table_20_Contents">
      <style:text-properties style:font-name="Times New Roman" officeooo:rsid="004d4f1a" officeooo:paragraph-rsid="005f0e31"/>
    </style:style>
    <style:style style:name="P101" style:family="paragraph" style:parent-style-name="Table_20_Contents">
      <style:text-properties style:font-name="Times New Roman" officeooo:rsid="001cbc18" officeooo:paragraph-rsid="004d4f1a"/>
    </style:style>
    <style:style style:name="P102" style:family="paragraph" style:parent-style-name="Table_20_Contents">
      <style:text-properties style:font-name="Times New Roman" officeooo:rsid="001cbc18" officeooo:paragraph-rsid="0056f0fa"/>
    </style:style>
    <style:style style:name="P103" style:family="paragraph" style:parent-style-name="Table_20_Contents">
      <style:text-properties style:font-name="Times New Roman" officeooo:rsid="001cbc18" officeooo:paragraph-rsid="005f0e31"/>
    </style:style>
    <style:style style:name="P104" style:family="paragraph" style:parent-style-name="Table_20_Contents">
      <style:text-properties style:font-name="Times New Roman" officeooo:rsid="003c21d3" officeooo:paragraph-rsid="004d4f1a"/>
    </style:style>
    <style:style style:name="P105" style:family="paragraph" style:parent-style-name="Table_20_Contents">
      <style:text-properties style:font-name="Times New Roman" officeooo:rsid="003c21d3" officeooo:paragraph-rsid="0056f0fa"/>
    </style:style>
    <style:style style:name="P106" style:family="paragraph" style:parent-style-name="Table_20_Contents">
      <style:text-properties style:font-name="Times New Roman" officeooo:rsid="003c21d3" officeooo:paragraph-rsid="005f0e31"/>
    </style:style>
    <style:style style:name="P107" style:family="paragraph" style:parent-style-name="Table_20_Contents">
      <style:text-properties style:font-name="Times New Roman" officeooo:rsid="003f823b" officeooo:paragraph-rsid="004d4f1a"/>
    </style:style>
    <style:style style:name="P108" style:family="paragraph" style:parent-style-name="Table_20_Contents">
      <style:text-properties style:font-name="Times New Roman" officeooo:rsid="003f823b" officeooo:paragraph-rsid="0056f0fa"/>
    </style:style>
    <style:style style:name="P109" style:family="paragraph" style:parent-style-name="Table_20_Contents">
      <style:text-properties style:font-name="Times New Roman" officeooo:rsid="003f823b" officeooo:paragraph-rsid="005f0e31"/>
    </style:style>
    <style:style style:name="P110" style:family="paragraph" style:parent-style-name="Table_20_Contents">
      <style:text-properties style:font-name="Times New Roman" officeooo:rsid="001a766e" officeooo:paragraph-rsid="004d4f1a"/>
    </style:style>
    <style:style style:name="P111" style:family="paragraph" style:parent-style-name="Table_20_Contents">
      <style:text-properties style:font-name="Times New Roman" officeooo:rsid="001a766e" officeooo:paragraph-rsid="0056f0fa"/>
    </style:style>
    <style:style style:name="P112" style:family="paragraph" style:parent-style-name="Table_20_Contents">
      <style:text-properties style:font-name="Times New Roman" officeooo:rsid="001a766e" officeooo:paragraph-rsid="005f0e31"/>
    </style:style>
    <style:style style:name="P113" style:family="paragraph" style:parent-style-name="Table_20_Contents">
      <style:text-properties style:font-name="Times New Roman" officeooo:rsid="0037bd90" officeooo:paragraph-rsid="004d4f1a"/>
    </style:style>
    <style:style style:name="P114" style:family="paragraph" style:parent-style-name="Table_20_Contents">
      <style:text-properties style:font-name="Times New Roman" officeooo:rsid="0037bd90" officeooo:paragraph-rsid="0056f0fa"/>
    </style:style>
    <style:style style:name="P115" style:family="paragraph" style:parent-style-name="Table_20_Contents">
      <style:text-properties style:font-name="Times New Roman" officeooo:rsid="0037bd90" officeooo:paragraph-rsid="005f0e31"/>
    </style:style>
    <style:style style:name="P116" style:family="paragraph" style:parent-style-name="Table_20_Contents">
      <style:text-properties style:font-name="Times New Roman" fo:font-weight="bold" officeooo:rsid="001a766e" officeooo:paragraph-rsid="004d4f1a" style:font-weight-asian="bold" style:font-weight-complex="bold"/>
    </style:style>
    <style:style style:name="P117" style:family="paragraph" style:parent-style-name="Table_20_Contents">
      <style:text-properties style:font-name="Times New Roman" fo:font-weight="bold" officeooo:rsid="001a766e" officeooo:paragraph-rsid="0056f0fa" style:font-weight-asian="bold" style:font-weight-complex="bold"/>
    </style:style>
    <style:style style:name="P118" style:family="paragraph" style:parent-style-name="Table_20_Contents">
      <style:text-properties style:font-name="Times New Roman" fo:font-weight="bold" officeooo:rsid="001a766e" officeooo:paragraph-rsid="005f0e31" style:font-weight-asian="bold" style:font-weight-complex="bold"/>
    </style:style>
    <style:style style:name="P119" style:family="paragraph" style:parent-style-name="Table_20_Contents">
      <style:paragraph-properties fo:text-align="justify" style:justify-single-word="false"/>
      <style:text-properties style:font-name="Times New Roman" officeooo:rsid="005f0e31" officeooo:paragraph-rsid="005f0e31"/>
    </style:style>
    <style:style style:name="P120" style:family="paragraph" style:parent-style-name="Text_20_body">
      <style:paragraph-properties fo:break-before="page"/>
    </style:style>
    <style:style style:name="P121" style:family="paragraph" style:parent-style-name="Contents_20_Heading">
      <style:paragraph-properties fo:break-before="page"/>
    </style:style>
    <style:style style:name="P122" style:family="paragraph" style:parent-style-name="Text_20_body" style:master-page-name="">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style:page-number="auto"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32pt" officeooo:rsid="008f702b" officeooo:paragraph-rsid="004bc6d7" style:font-size-asian="32pt" style:font-size-complex="32pt"/>
    </style:style>
    <style:style style:name="P123"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officeooo:rsid="008f702b" officeooo:paragraph-rsid="004bc6d7"/>
    </style:style>
    <style:style style:name="P124" style:family="paragraph" style:parent-style-name="Text_20_body">
      <loext:graphic-properties draw:fill="none" draw:fill-image-width="0cm" draw:fill-image-height="0cm"/>
      <style:paragraph-properties fo:margin-left="2.499cm" fo:margin-right="2.499cm" fo:margin-top="0cm" fo:margin-bottom="0.247cm" loext:contextual-spacing="false" fo:line-height="120%" fo:text-align="justify" style:justify-single-word="false" fo:text-indent="0cm" style:auto-text-indent="false" fo:background-color="transparent" style:border-line-width-left="0.026cm 0.097cm 0.053cm" style:border-line-width-top="0.026cm 0.097cm 0.053cm" fo:padding="0.049cm" fo:border-left="4.99pt double #9b59b6" fo:border-right="none" fo:border-top="4.99pt double #9b59b6" fo:border-bottom="none" style:shadow="none" style:writing-mode="page">
        <style:tab-stops>
          <style:tab-stop style:position="0.499cm"/>
        </style:tab-stops>
      </style:paragraph-properties>
      <style:text-properties fo:color="#431a54" fo:font-size="16pt" officeooo:rsid="008f702b" officeooo:paragraph-rsid="004bc6d7" style:font-size-asian="16pt" style:font-size-complex="16pt"/>
    </style:style>
    <style:style style:name="P125" style:family="paragraph" style:parent-style-name="Contents_20_2">
      <style:paragraph-properties>
        <style:tab-stops>
          <style:tab-stop style:position="16.501cm" style:type="right" style:leader-style="dotted" style:leader-text="."/>
        </style:tab-stops>
      </style:paragraph-properties>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Standard" style:list-style-name="L8"/>
    <style:style style:name="P128" style:family="paragraph" style:parent-style-name="Standard" style:list-style-name="L14">
      <style:text-properties officeooo:paragraph-rsid="001ef518"/>
    </style:style>
    <style:style style:name="P129" style:family="paragraph" style:parent-style-name="Standard" style:list-style-name="L14">
      <style:text-properties officeooo:rsid="0030f9d2" officeooo:paragraph-rsid="0030f9d2"/>
    </style:style>
    <style:style style:name="P130" style:family="paragraph" style:parent-style-name="Standard" style:list-style-name="L14">
      <style:text-properties officeooo:rsid="0032738e" officeooo:paragraph-rsid="0032738e"/>
    </style:style>
    <style:style style:name="P131" style:family="paragraph" style:parent-style-name="Standard" style:list-style-name="L15"/>
    <style:style style:name="P132" style:family="paragraph" style:parent-style-name="Standard" style:list-style-name="L15">
      <style:text-properties officeooo:paragraph-rsid="001ef518"/>
    </style:style>
    <style:style style:name="P133" style:family="paragraph" style:parent-style-name="Standard" style:list-style-name="L15">
      <style:text-properties officeooo:rsid="001ef518" officeooo:paragraph-rsid="001ef518"/>
    </style:style>
    <style:style style:name="P134" style:family="paragraph" style:parent-style-name="Standard" style:list-style-name="L15">
      <style:text-properties style:font-name="Times New Roman1" officeooo:rsid="0024b1e1" officeooo:paragraph-rsid="0024b1e1"/>
    </style:style>
    <style:style style:name="P135" style:family="paragraph" style:parent-style-name="Standard" style:list-style-name="L15">
      <style:text-properties style:font-name="Times New Roman1" officeooo:rsid="0029f0a9" officeooo:paragraph-rsid="002bc77f"/>
    </style:style>
    <style:style style:name="P136" style:family="paragraph" style:parent-style-name="Standard" style:list-style-name="L15">
      <style:text-properties style:font-name="Times New Roman1" officeooo:rsid="002bc77f" officeooo:paragraph-rsid="002bc77f"/>
    </style:style>
    <style:style style:name="P137" style:family="paragraph" style:parent-style-name="Standard" style:list-style-name="L15">
      <style:text-properties style:font-name="Times New Roman1" officeooo:rsid="0022ce59" officeooo:paragraph-rsid="0022ce59"/>
    </style:style>
    <style:style style:name="P138" style:family="paragraph" style:parent-style-name="Standard" style:list-style-name="L16">
      <style:text-properties style:font-name="Times New Roman1" officeooo:rsid="0037bd90" officeooo:paragraph-rsid="0037bd90"/>
    </style:style>
    <style:style style:name="P139" style:family="paragraph" style:parent-style-name="Standard" style:list-style-name="L16">
      <style:text-properties style:font-name="Times New Roman1" officeooo:rsid="0038be1b" officeooo:paragraph-rsid="0038be1b"/>
    </style:style>
    <style:style style:name="P140" style:family="paragraph" style:parent-style-name="Standard" style:list-style-name="L17">
      <style:text-properties style:font-name="Times New Roman1" officeooo:rsid="003fe1a9" officeooo:paragraph-rsid="003fe1a9"/>
    </style:style>
    <style:style style:name="P141" style:family="paragraph" style:parent-style-name="Standard" style:list-style-name="L17">
      <style:text-properties style:font-name="Times New Roman1" officeooo:rsid="003fe1a9" officeooo:paragraph-rsid="0040494c"/>
    </style:style>
    <style:style style:name="P142" style:family="paragraph" style:parent-style-name="Standard" style:list-style-name="L17">
      <style:text-properties style:font-name="Times New Roman1" officeooo:rsid="003fe1a9" officeooo:paragraph-rsid="00424d83"/>
    </style:style>
    <style:style style:name="P143" style:family="paragraph" style:parent-style-name="Standard" style:list-style-name="L17">
      <style:text-properties style:font-name="Times New Roman1" officeooo:rsid="003f823b" officeooo:paragraph-rsid="00424d83"/>
    </style:style>
    <style:style style:name="P144" style:family="paragraph" style:parent-style-name="Standard" style:list-style-name="L18">
      <style:text-properties style:font-name="Times New Roman1" officeooo:rsid="00467b8e" officeooo:paragraph-rsid="004b054b"/>
    </style:style>
    <style:style style:name="P145" style:family="paragraph" style:parent-style-name="Standard" style:list-style-name="L18">
      <style:text-properties style:font-name="Times New Roman1" officeooo:rsid="00467b8e" officeooo:paragraph-rsid="00467b8e"/>
    </style:style>
    <style:style style:name="P146" style:family="paragraph" style:parent-style-name="Standard" style:list-style-name="L18">
      <style:text-properties style:font-name="Times New Roman1" officeooo:rsid="0046ed42" officeooo:paragraph-rsid="0046ed42"/>
    </style:style>
    <style:style style:name="P147" style:family="paragraph" style:parent-style-name="Standard" style:list-style-name="L22">
      <style:paragraph-properties fo:text-align="justify" style:justify-single-word="false"/>
      <style:text-properties style:font-name="Times New Roman1" officeooo:rsid="004ee5de" officeooo:paragraph-rsid="0051b2de"/>
    </style:style>
    <style:style style:name="P148" style:family="paragraph" style:parent-style-name="Standard" style:list-style-name="L16"/>
    <style:style style:name="P149" style:family="paragraph" style:parent-style-name="Standard" style:list-style-name="L16">
      <style:text-properties officeooo:rsid="0038be1b" officeooo:paragraph-rsid="0038be1b"/>
    </style:style>
    <style:style style:name="P150" style:family="paragraph" style:parent-style-name="Standard" style:list-style-name="L16">
      <style:text-properties style:font-name="Times New Roman" officeooo:rsid="0038be1b" officeooo:paragraph-rsid="0038be1b"/>
    </style:style>
    <style:style style:name="P151" style:family="paragraph" style:parent-style-name="Standard" style:list-style-name="L20">
      <style:paragraph-properties fo:text-align="justify" style:justify-single-word="false"/>
      <style:text-properties style:font-name="Liberation Serif1" officeooo:rsid="004d4f1a" officeooo:paragraph-rsid="004d4f1a"/>
    </style:style>
    <style:style style:name="P152" style:family="paragraph" style:parent-style-name="Standard" style:list-style-name="L20">
      <style:paragraph-properties fo:text-align="justify" style:justify-single-word="false"/>
      <style:text-properties style:font-name="Liberation Serif1" officeooo:rsid="004ee5de" officeooo:paragraph-rsid="004ee5de"/>
    </style:style>
    <style:style style:name="P153" style:family="paragraph" style:parent-style-name="Standard" style:list-style-name="L21">
      <style:paragraph-properties fo:text-align="justify" style:justify-single-word="false"/>
      <style:text-properties style:font-name="Liberation Serif1" officeooo:rsid="004ee5de" officeooo:paragraph-rsid="004ee5de"/>
    </style:style>
    <style:style style:name="P154" style:family="paragraph" style:parent-style-name="Standard" style:list-style-name="L22">
      <style:paragraph-properties fo:text-align="justify" style:justify-single-word="false"/>
      <style:text-properties style:font-name="Liberation Serif1" officeooo:rsid="004ee5de" officeooo:paragraph-rsid="004ee5de"/>
    </style:style>
    <style:style style:name="P155" style:family="paragraph" style:parent-style-name="Standard" style:list-style-name="L22">
      <style:paragraph-properties fo:text-align="justify" style:justify-single-word="false"/>
      <style:text-properties style:font-name="Liberation Serif1" officeooo:rsid="004ee5de" officeooo:paragraph-rsid="0051b2de"/>
    </style:style>
    <style:style style:name="P156" style:family="paragraph" style:parent-style-name="Standard" style:list-style-name="L20">
      <style:paragraph-properties fo:text-align="justify" style:justify-single-word="false"/>
      <style:text-properties style:font-name="Liberation Serif1" officeooo:rsid="005097c8" officeooo:paragraph-rsid="005097c8"/>
    </style:style>
    <style:style style:name="P157" style:family="paragraph" style:parent-style-name="Standard" style:list-style-name="L22">
      <style:paragraph-properties fo:text-align="justify" style:justify-single-word="false"/>
      <style:text-properties style:font-name="Liberation Serif1" officeooo:rsid="005097c8" officeooo:paragraph-rsid="005097c8"/>
    </style:style>
    <style:style style:name="P158" style:family="paragraph" style:parent-style-name="Standard" style:list-style-name="L22">
      <style:paragraph-properties fo:text-align="justify" style:justify-single-word="false"/>
      <style:text-properties style:font-name="Liberation Serif1" officeooo:rsid="00535496" officeooo:paragraph-rsid="00535496"/>
    </style:style>
    <style:style style:name="P159" style:family="paragraph" style:parent-style-name="Standard" style:list-style-name="L22">
      <style:paragraph-properties fo:text-align="justify" style:justify-single-word="false"/>
      <style:text-properties style:font-name="Liberation Serif1" officeooo:rsid="005229ef" officeooo:paragraph-rsid="005229ef"/>
    </style:style>
    <style:style style:name="P160" style:family="paragraph" style:parent-style-name="Standard" style:list-style-name="L20">
      <style:paragraph-properties fo:text-align="justify" style:justify-single-word="false"/>
      <style:text-properties style:font-name="Liberation Serif1" officeooo:rsid="0056f0fa" officeooo:paragraph-rsid="005f0e31"/>
    </style:style>
    <style:style style:name="P161" style:family="paragraph" style:parent-style-name="Standard" style:list-style-name="L23">
      <style:paragraph-properties fo:text-align="justify" style:justify-single-word="false"/>
      <style:text-properties style:font-name="Liberation Serif1" officeooo:rsid="0056f0fa" officeooo:paragraph-rsid="0056f0fa"/>
    </style:style>
    <style:style style:name="P162" style:family="paragraph" style:parent-style-name="Standard" style:list-style-name="L23">
      <style:paragraph-properties fo:text-align="justify" style:justify-single-word="false"/>
      <style:text-properties style:font-name="Liberation Serif1" officeooo:rsid="0056f0fa" officeooo:paragraph-rsid="00643921"/>
    </style:style>
    <style:style style:name="P163" style:family="paragraph" style:parent-style-name="Standard" style:list-style-name="L20">
      <style:paragraph-properties fo:text-align="justify" style:justify-single-word="false"/>
      <style:text-properties style:font-name="Liberation Serif1" officeooo:rsid="005808de" officeooo:paragraph-rsid="005f0e31"/>
    </style:style>
    <style:style style:name="P164" style:family="paragraph" style:parent-style-name="Standard" style:list-style-name="L20">
      <style:paragraph-properties fo:text-align="justify" style:justify-single-word="false"/>
      <style:text-properties style:font-name="Liberation Serif1" officeooo:rsid="005f0e31" officeooo:paragraph-rsid="005f0e31"/>
    </style:style>
    <style:style style:name="P165" style:family="paragraph" style:parent-style-name="Standard" style:list-style-name="L20">
      <style:paragraph-properties fo:text-align="justify" style:justify-single-word="false"/>
      <style:text-properties style:font-name="Liberation Serif1" officeooo:rsid="005f7360" officeooo:paragraph-rsid="005f7360"/>
    </style:style>
    <style:style style:name="P166" style:family="paragraph" style:parent-style-name="Standard" style:list-style-name="L22">
      <style:paragraph-properties fo:text-align="justify" style:justify-single-word="false"/>
      <style:text-properties officeooo:rsid="004ee5de" officeooo:paragraph-rsid="004ee5de"/>
    </style:style>
    <style:style style:name="P167" style:family="paragraph" style:parent-style-name="Standard" style:list-style-name="L18">
      <style:paragraph-properties fo:margin-top="0cm" fo:margin-bottom="0cm" loext:contextual-spacing="false" style:writing-mode="page"/>
      <style:text-properties officeooo:paragraph-rsid="00467b8e"/>
    </style:style>
    <style:style style:name="P168" style:family="paragraph" style:parent-style-name="Heading_20_2" style:list-style-name=""/>
    <style:style style:name="P169" style:family="paragraph" style:parent-style-name="Heading_20_2">
      <style:text-properties officeooo:rsid="001a766e" officeooo:paragraph-rsid="001a766e"/>
    </style:style>
    <style:style style:name="P170" style:family="paragraph" style:parent-style-name="Heading_20_2" style:list-style-name="">
      <style:text-properties officeooo:rsid="001a766e" officeooo:paragraph-rsid="001a766e"/>
    </style:style>
    <style:style style:name="P171" style:family="paragraph" style:parent-style-name="Heading_20_2" style:list-style-name="">
      <style:text-properties officeooo:rsid="001a766e" officeooo:paragraph-rsid="001cbc18"/>
    </style:style>
    <style:style style:name="P172" style:family="paragraph" style:parent-style-name="Heading_20_2">
      <style:text-properties officeooo:rsid="001a766e" officeooo:paragraph-rsid="001cbc18"/>
    </style:style>
    <style:style style:name="P173" style:family="paragraph" style:parent-style-name="Heading_20_2">
      <style:text-properties style:font-name="Liberation Serif1" officeooo:rsid="004d4f1a" officeooo:paragraph-rsid="004d4f1a"/>
    </style:style>
    <style:style style:name="P174" style:family="paragraph" style:parent-style-name="Heading_20_2">
      <style:paragraph-properties fo:break-before="page"/>
      <style:text-properties officeooo:rsid="001a766e" officeooo:paragraph-rsid="001a766e"/>
    </style:style>
    <style:style style:name="P175" style:family="paragraph" style:parent-style-name="Heading_20_2">
      <style:paragraph-properties fo:break-before="page"/>
      <style:text-properties officeooo:rsid="001a766e" officeooo:paragraph-rsid="001cbc18"/>
    </style:style>
    <style:style style:name="P176" style:family="paragraph" style:parent-style-name="Heading_20_2">
      <style:paragraph-properties fo:break-before="page"/>
      <style:text-properties officeooo:rsid="001a766e" officeooo:paragraph-rsid="0037bd90"/>
    </style:style>
    <style:style style:name="P177" style:family="paragraph" style:parent-style-name="Heading_20_2">
      <style:paragraph-properties fo:break-before="page"/>
      <style:text-properties officeooo:rsid="001a766e" officeooo:paragraph-rsid="003a8e2b"/>
    </style:style>
    <style:style style:name="P178" style:family="paragraph" style:parent-style-name="Heading_20_2">
      <style:paragraph-properties fo:break-before="page"/>
      <style:text-properties officeooo:rsid="001a766e" officeooo:paragraph-rsid="00467b8e"/>
    </style:style>
    <style:style style:name="P179" style:family="paragraph" style:parent-style-name="Heading_20_2">
      <style:paragraph-properties fo:break-before="page"/>
      <style:text-properties officeooo:rsid="001a766e" officeooo:paragraph-rsid="005d559d"/>
    </style:style>
    <style:style style:name="P180" style:family="paragraph" style:parent-style-name="Heading_20_2">
      <style:paragraph-properties fo:break-before="page"/>
      <style:text-properties style:font-name="Liberation Serif1" officeooo:rsid="004d4f1a" officeooo:paragraph-rsid="005f0e31"/>
    </style:style>
    <style:style style:name="P181" style:family="paragraph" style:parent-style-name="Heading_20_2">
      <style:paragraph-properties fo:break-before="page"/>
      <style:text-properties style:font-name="Liberation Serif1" officeooo:rsid="004d4f1a" officeooo:paragraph-rsid="0056f0fa"/>
    </style:style>
    <style:style style:name="P182" style:family="paragraph" style:parent-style-name="Heading_20_1">
      <style:paragraph-properties fo:break-before="page"/>
    </style:style>
    <style:style style:name="P183" style:family="paragraph" style:parent-style-name="Heading_20_1">
      <style:paragraph-properties fo:break-before="page"/>
      <style:text-properties style:font-name="Liberation Serif1"/>
    </style:style>
    <style:style style:name="P184" style:family="paragraph" style:parent-style-name="Text_20_body" style:list-style-name="L1">
      <style:text-properties officeooo:rsid="001ba6d8" officeooo:paragraph-rsid="001ba6d8"/>
    </style:style>
    <style:style style:name="P185" style:family="paragraph" style:parent-style-name="Text_20_body" style:list-style-name="L7"/>
    <style:style style:name="P186" style:family="paragraph" style:parent-style-name="Text_20_body" style:list-style-name="L9"/>
    <style:style style:name="P187" style:family="paragraph" style:parent-style-name="Text_20_body" style:list-style-name="L10"/>
    <style:style style:name="P188" style:family="paragraph" style:parent-style-name="Text_20_body" style:list-style-name="L11"/>
    <style:style style:name="P189" style:family="paragraph" style:parent-style-name="Text_20_body" style:list-style-name="L12"/>
    <style:style style:name="P190" style:family="paragraph" style:parent-style-name="Text_20_body" style:list-style-name="L13"/>
    <style:style style:name="P191" style:family="paragraph" style:parent-style-name="Text_20_body" style:list-style-name="L2">
      <style:paragraph-properties fo:margin-top="0cm" fo:margin-bottom="0cm" loext:contextual-spacing="false"/>
    </style:style>
    <style:style style:name="P192" style:family="paragraph" style:parent-style-name="Text_20_body" style:list-style-name="L3">
      <style:paragraph-properties fo:margin-top="0cm" fo:margin-bottom="0cm" loext:contextual-spacing="false"/>
    </style:style>
    <style:style style:name="P193" style:family="paragraph" style:parent-style-name="Text_20_body" style:list-style-name="L4">
      <style:paragraph-properties fo:margin-top="0cm" fo:margin-bottom="0cm" loext:contextual-spacing="false"/>
    </style:style>
    <style:style style:name="P194" style:family="paragraph" style:parent-style-name="Text_20_body" style:list-style-name="L5">
      <style:paragraph-properties fo:margin-top="0cm" fo:margin-bottom="0cm" loext:contextual-spacing="false"/>
    </style:style>
    <style:style style:name="P195" style:family="paragraph" style:parent-style-name="Text_20_body" style:list-style-name="L6">
      <style:paragraph-properties fo:margin-top="0cm" fo:margin-bottom="0cm" loext:contextual-spacing="false"/>
    </style:style>
    <style:style style:name="P196" style:family="paragraph" style:parent-style-name="Text_20_body" style:list-style-name="L9">
      <style:paragraph-properties fo:margin-top="0cm" fo:margin-bottom="0cm" loext:contextual-spacing="false"/>
    </style:style>
    <style:style style:name="P197" style:family="paragraph" style:parent-style-name="Text_20_body" style:list-style-name="L10">
      <style:paragraph-properties fo:margin-top="0cm" fo:margin-bottom="0cm" loext:contextual-spacing="false"/>
    </style:style>
    <style:style style:name="P198" style:family="paragraph" style:parent-style-name="Text_20_body" style:list-style-name="L11">
      <style:paragraph-properties fo:margin-top="0cm" fo:margin-bottom="0cm" loext:contextual-spacing="false"/>
    </style:style>
    <style:style style:name="P199" style:family="paragraph" style:parent-style-name="Text_20_body" style:list-style-name="L12">
      <style:paragraph-properties fo:margin-top="0cm" fo:margin-bottom="0cm" loext:contextual-spacing="false"/>
    </style:style>
    <style:style style:name="P200" style:family="paragraph" style:parent-style-name="Text_20_body" style:list-style-name="L13">
      <style:paragraph-properties fo:margin-top="0cm" fo:margin-bottom="0cm" loext:contextual-spacing="false"/>
    </style:style>
    <style:style style:name="P201" style:family="paragraph" style:parent-style-name="Text_20_body" style:list-style-name="L18">
      <style:paragraph-properties fo:margin-top="0cm" fo:margin-bottom="0cm" loext:contextual-spacing="false" style:writing-mode="page"/>
      <style:text-properties officeooo:paragraph-rsid="004b054b"/>
    </style:style>
    <style:style style:name="P202" style:family="paragraph" style:parent-style-name="Text_20_body" style:list-style-name="L19">
      <style:paragraph-properties fo:margin-top="0cm" fo:margin-bottom="0cm" loext:contextual-spacing="false" fo:text-align="justify" style:justify-single-word="false" style:writing-mode="page"/>
      <style:text-properties style:font-name="Times New Roman1" officeooo:rsid="004ccf2e" officeooo:paragraph-rsid="005d559d"/>
    </style:style>
    <style:style style:name="P203" style:family="paragraph" style:parent-style-name="Text_20_body" style:list-style-name="L19">
      <style:paragraph-properties fo:margin-top="0cm" fo:margin-bottom="0cm" loext:contextual-spacing="false" fo:text-align="justify" style:justify-single-word="false" style:writing-mode="page"/>
      <style:text-properties style:font-name="Liberation Serif1" officeooo:rsid="004ccf2e" officeooo:paragraph-rsid="005d559d"/>
    </style:style>
    <style:style style:name="P204" style:family="paragraph" style:parent-style-name="Text_20_body" style:list-style-name="L19">
      <style:paragraph-properties fo:margin-top="0cm" fo:margin-bottom="0cm" loext:contextual-spacing="false" fo:text-align="start" style:justify-single-word="false" style:writing-mode="page"/>
      <style:text-properties style:font-name="Liberation Serif1" officeooo:rsid="004ccf2e" officeooo:paragraph-rsid="005d559d"/>
    </style:style>
    <style:style style:name="T1" style:family="text">
      <style:text-properties officeooo:rsid="001a766e"/>
    </style:style>
    <style:style style:name="T2" style:family="text">
      <style:text-properties officeooo:rsid="001ba6d8"/>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4bc6d7"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Courier New1"/>
    </style:style>
    <style:style style:name="T8" style:family="text">
      <style:text-properties officeooo:rsid="001cbc18"/>
    </style:style>
    <style:style style:name="T9" style:family="text">
      <style:text-properties fo:font-size="12pt" style:text-underline-style="solid" style:text-underline-width="auto" style:text-underline-color="font-color" style:font-size-asian="10.5pt" style:font-size-complex="12pt"/>
    </style:style>
    <style:style style:name="T10" style:family="text">
      <style:text-properties officeooo:rsid="001ef518"/>
    </style:style>
    <style:style style:name="T11" style:family="text">
      <style:text-properties style:font-name="Courier New"/>
    </style:style>
    <style:style style:name="T12" style:family="text">
      <style:text-properties style:font-name="Courier New" officeooo:rsid="001ef518"/>
    </style:style>
    <style:style style:name="T13" style:family="text">
      <style:text-properties style:font-name="Courier New" fo:font-style="normal" style:font-style-asian="normal" style:font-style-complex="normal"/>
    </style:style>
    <style:style style:name="T14" style:family="text">
      <style:text-properties style:font-name="Courier New" fo:font-style="normal" officeooo:rsid="002003a7" style:font-style-asian="normal" style:font-style-complex="normal"/>
    </style:style>
    <style:style style:name="T15" style:family="text">
      <style:text-properties style:font-name="Courier New" fo:font-style="normal" officeooo:rsid="0027299b" style:font-style-asian="normal" style:font-style-complex="normal"/>
    </style:style>
    <style:style style:name="T16" style:family="text">
      <style:text-properties style:font-name="Courier New" officeooo:rsid="0038be1b"/>
    </style:style>
    <style:style style:name="T17" style:family="text">
      <style:text-properties style:font-name="Courier New" officeooo:rsid="0040494c"/>
    </style:style>
    <style:style style:name="T18" style:family="text">
      <style:text-properties style:font-name="Courier New" officeooo:rsid="00467b8e"/>
    </style:style>
    <style:style style:name="T19" style:family="text">
      <style:text-properties style:font-name="Courier New" officeooo:rsid="005081c0"/>
    </style:style>
    <style:style style:name="T20" style:family="text">
      <style:text-properties officeooo:rsid="002003a7"/>
    </style:style>
    <style:style style:name="T21" style:family="text">
      <style:text-properties officeooo:rsid="002e901a"/>
    </style:style>
    <style:style style:name="T22" style:family="text">
      <style:text-properties officeooo:rsid="0032eb28"/>
    </style:style>
    <style:style style:name="T23" style:family="text">
      <style:text-properties officeooo:rsid="00360d43"/>
    </style:style>
    <style:style style:name="T24" style:family="text">
      <style:text-properties officeooo:rsid="0037bd90"/>
    </style:style>
    <style:style style:name="T25" style:family="text">
      <style:text-properties officeooo:rsid="0038be1b"/>
    </style:style>
    <style:style style:name="T26" style:family="text">
      <style:text-properties officeooo:rsid="003c21d3"/>
    </style:style>
    <style:style style:name="T27" style:family="text">
      <style:text-properties officeooo:rsid="003de67c"/>
    </style:style>
    <style:style style:name="T28" style:family="text">
      <style:text-properties officeooo:rsid="003f823b"/>
    </style:style>
    <style:style style:name="T29" style:family="text">
      <style:text-properties officeooo:rsid="003fe1a9"/>
    </style:style>
    <style:style style:name="T30" style:family="text">
      <style:text-properties officeooo:rsid="00467b8e"/>
    </style:style>
    <style:style style:name="T31" style:family="text">
      <style:text-properties officeooo:rsid="00480216"/>
    </style:style>
    <style:style style:name="T32" style:family="text">
      <style:text-properties style:font-name="Times New Roman1"/>
    </style:style>
    <style:style style:name="T33" style:family="text">
      <style:text-properties style:font-name="Times New Roman1" officeooo:rsid="00467b8e"/>
    </style:style>
    <style:style style:name="T34" style:family="text">
      <style:text-properties officeooo:rsid="004bc6d7"/>
    </style:style>
    <style:style style:name="T35" style:family="text">
      <style:text-properties officeooo:rsid="004d4f1a"/>
    </style:style>
    <style:style style:name="T36" style:family="text">
      <style:text-properties style:font-name="Liberation Serif1"/>
    </style:style>
    <style:style style:name="T37" style:family="text">
      <style:text-properties style:font-name="Liberation Serif1" officeooo:rsid="005081c0"/>
    </style:style>
    <style:style style:name="T38" style:family="text">
      <style:text-properties officeooo:rsid="00540242"/>
    </style:style>
    <style:style style:name="T39" style:family="text">
      <style:text-properties officeooo:rsid="004ccf2e"/>
    </style:style>
    <style:style style:name="T40" style:family="text">
      <style:text-properties officeooo:rsid="0055531b"/>
    </style:style>
    <style:style style:name="T41" style:family="text">
      <style:text-properties fo:font-size="11pt" style:font-size-asian="11pt" style:font-size-complex="11pt"/>
    </style:style>
    <style:style style:name="T42" style:family="text">
      <style:text-properties officeooo:rsid="005a0126"/>
    </style:style>
    <style:style style:name="T43" style:family="text">
      <style:text-properties officeooo:rsid="005f0e31"/>
    </style:style>
    <style:style style:name="T44" style:family="text">
      <style:text-properties officeooo:rsid="0064392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
      <text:p text:style-name="P67"/>
      <text:p text:style-name="P67"/>
      <text:p text:style-name="P67"/>
      <text:p text:style-name="P67"/>
      <text:p text:style-name="P67"/>
      <text:p text:style-name="P67"/>
      <text:p text:style-name="P67"/>
      <text:p text:style-name="P67"/>
      <text:p text:style-name="P67"/>
      <text:p text:style-name="P122"><text:tab/><text:span text:style-name="T4">Symfonia – </text:span><text:span text:style-name="T5">Historie</text:span></text:p>
      <text:p text:style-name="P123"><text:tab/>Das Nachschlagewerk <text:span text:style-name="T34">über die vergangenen Veröffentlichungen</text:span></text:p>
      <text:p text:style-name="P124"><text:tab/>by totalwarANGEL</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21">Inhaltsverzeichnis</text:p>
          </text:index-title>
          <text:p text:style-name="P126"><text:a xlink:type="simple" xlink:href="#__RefHeading___Toc5065_412414255" text:style-name="Index_20_Link" text:visited-style-name="Index_20_Link">Version 1<text:tab/>3</text:a></text:p>
          <text:p text:style-name="P125"><text:a xlink:type="simple" xlink:href="#__RefHeading___Toc608_2428395877" text:style-name="Index_20_Link" text:visited-style-name="Index_20_Link">Version RE 1200<text:tab/>3</text:a></text:p>
          <text:p text:style-name="P125"><text:a xlink:type="simple" xlink:href="#__RefHeading___Toc610_2428395877" text:style-name="Index_20_Link" text:visited-style-name="Index_20_Link">Zwischenversionen<text:tab/>4</text:a></text:p>
          <text:p text:style-name="P125"><text:a xlink:type="simple" xlink:href="#__RefHeading___Toc612_2428395877" text:style-name="Index_20_Link" text:visited-style-name="Index_20_Link">Version RE 1400<text:tab/>5</text:a></text:p>
          <text:p text:style-name="P125"><text:a xlink:type="simple" xlink:href="#__RefHeading___Toc614_2428395877" text:style-name="Index_20_Link" text:visited-style-name="Index_20_Link">Version RE 1410<text:tab/>7</text:a></text:p>
          <text:p text:style-name="P125"><text:a xlink:type="simple" xlink:href="#__RefHeading___Toc616_2428395877" text:style-name="Index_20_Link" text:visited-style-name="Index_20_Link">Version RE 1420<text:tab/>8</text:a></text:p>
          <text:p text:style-name="P125"><text:a xlink:type="simple" xlink:href="#__RefHeading___Toc3992_3375844478" text:style-name="Index_20_Link" text:visited-style-name="Index_20_Link">Version RE 1.1.11 6/1/2019<text:tab/>10</text:a></text:p>
          <text:p text:style-name="P125"><text:a xlink:type="simple" xlink:href="#__RefHeading___Toc903_2517053659" text:style-name="Index_20_Link" text:visited-style-name="Index_20_Link">Version RE 1.2.12 1/2/2019<text:tab/>11</text:a></text:p>
          <text:p text:style-name="P125"><text:a xlink:type="simple" xlink:href="#__RefHeading___Toc1052_3192867995" text:style-name="Index_20_Link" text:visited-style-name="Index_20_Link">Version RE 1.3.0 23/2/2019<text:tab/>12</text:a></text:p>
          <text:p text:style-name="P125"><text:a xlink:type="simple" xlink:href="#__RefHeading___Toc4096_2558213897" text:style-name="Index_20_Link" text:visited-style-name="Index_20_Link">Version RE 1.4.0 23/2/2019<text:tab/>13</text:a></text:p>
          <text:p text:style-name="P126"><text:a xlink:type="simple" xlink:href="#__RefHeading___Toc5067_412414255" text:style-name="Index_20_Link" text:visited-style-name="Index_20_Link">Version 2<text:tab/>14</text:a></text:p>
          <text:p text:style-name="P125"><text:a xlink:type="simple" xlink:href="#__RefHeading___Toc5069_412414255" text:style-name="Index_20_Link" text:visited-style-name="Index_20_Link">Version BETA #3<text:tab/>14</text:a></text:p>
          <text:p text:style-name="P125"><text:a xlink:type="simple" xlink:href="#__RefHeading___Toc1653_949028593" text:style-name="Index_20_Link" text:visited-style-name="Index_20_Link">Version BETA #4<text:tab/>16</text:a></text:p>
          <text:p text:style-name="P125"><text:a xlink:type="simple" xlink:href="#__RefHeading___Toc1874_2589923442" text:style-name="Index_20_Link" text:visited-style-name="Index_20_Link">Version RE 2.0.0 1/8/2019<text:tab/>17</text:a></text:p>
        </text:index-body>
      </text:table-of-content>
      <text:h text:style-name="P168" text:outline-level="2"/>
      <text:h text:style-name="P182" text:outline-level="1"><text:bookmark-start text:name="__RefHeading___Toc5065_412414255"/>Version 1<text:bookmark-end text:name="__RefHeading___Toc5065_412414255"/></text:h>
      <text:h text:style-name="Heading_20_2" text:outline-level="2"><text:bookmark-start text:name="__RefHeading___Toc608_2428395877"/>Version RE 1<text:span text:style-name="T1">2</text:span>00<text:bookmark-end text:name="__RefHeading___Toc608_2428395877"/></text:h>
      <text:p text:style-name="P2">Dies war das initiales Release von Symfonia.</text:p>
      <text:p text:style-name="P2">Datum der Veröffentlichung: 30.06.2018</text:p>
      <text:p text:style-name="P2">Veröffentlicht unter: <text:a xlink:type="simple" xlink:href="https://drive.google.com/open?id=1z2US-7cGHkgd2kGyeFo096zzE6cjDn9U" text:style-name="Internet_20_link" text:visited-style-name="Visited_20_Internet_20_Link">https://drive.google.com/open?id=1z2US-7cGHkgd2kGyeFo096zzE6cjDn9U</text:a></text:p>
      <text:p text:style-name="P2"/>
      <text:p text:style-name="P2">Inhalt des Archiv:</text:p>
      <table:table table:name="Tabelle1" table:style-name="Tabelle1">
        <table:table-column table:style-name="Tabelle1.A"/>
        <table:table-column table:style-name="Tabelle1.B"/>
        <table:table-row>
          <table:table-cell table:style-name="Tabelle1.A1" office:value-type="string">
            <text:p text:style-name="P75">Datei</text:p>
          </table:table-cell>
          <table:table-cell table:style-name="Tabelle1.B1" office:value-type="string">
            <text:p text:style-name="P75">Beschreibung</text:p>
          </table:table-cell>
        </table:table-row>
        <table:table-row>
          <table:table-cell table:style-name="Tabelle1.A2" office:value-type="string">
            <text:p text:style-name="P68">qsb.lua</text:p>
          </table:table-cell>
          <table:table-cell table:style-name="Tabelle1.B2" office:value-type="string">
            <text:p text:style-name="P82">Enthält die gesamte QSB zusammen mit allen Kommentaren</text:p>
          </table:table-cell>
        </table:table-row>
        <table:table-row>
          <table:table-cell table:style-name="Tabelle1.A2" office:value-type="string">
            <text:p text:style-name="P68">qsb-min.lua</text:p>
          </table:table-cell>
          <table:table-cell table:style-name="Tabelle1.B2" office:value-type="string">
            <text:p text:style-name="P82">Enthält die komprimierte QSB (nur Funktionen)</text:p>
          </table:table-cell>
        </table:table-row>
        <table:table-row>
          <table:table-cell table:style-name="Tabelle1.A2" office:value-type="string">
            <text:p text:style-name="P2">mapscript.lua</text:p>
          </table:table-cell>
          <table:table-cell table:style-name="Tabelle1.B2" office:value-type="string">
            <text:p text:style-name="P82">Schablone für das globale Skript</text:p>
          </table:table-cell>
        </table:table-row>
        <table:table-row>
          <table:table-cell table:style-name="Tabelle1.A2" office:value-type="string">
            <text:p text:style-name="P2">localmapscript.lua</text:p>
          </table:table-cell>
          <table:table-cell table:style-name="Tabelle1.B2" office:value-type="string">
            <text:p text:style-name="P82">Schablone für das lokale Skript</text:p>
          </table:table-cell>
        </table:table-row>
        <table:table-row>
          <table:table-cell table:style-name="Tabelle1.A2" office:value-type="string">
            <text:p text:style-name="P2">CutsceneGuide.pdf</text:p>
          </table:table-cell>
          <table:table-cell table:style-name="Tabelle1.B2" office:value-type="string">
            <text:p text:style-name="P82">Anleitung zum Erstellen von „echten“ Cutscenes</text:p>
          </table:table-cell>
        </table:table-row>
        <table:table-row>
          <table:table-cell table:style-name="Tabelle1.A2" office:value-type="string">
            <text:p text:style-name="P2">GettingStarted.pdf</text:p>
          </table:table-cell>
          <table:table-cell table:style-name="Tabelle1.B2" office:value-type="string">
            <text:p text:style-name="P82">Einsteigeranleitung zu Symfonia</text:p>
          </table:table-cell>
        </table:table-row>
        <table:table-row>
          <table:table-cell table:style-name="Tabelle1.A2" office:value-type="string">
            <text:p text:style-name="P68">Start.txt</text:p>
          </table:table-cell>
          <table:table-cell table:style-name="Tabelle1.B2" office:value-type="string">
            <text:p text:style-name="P82">Informationen zum Archiv</text:p>
          </table:table-cell>
        </table:table-row>
      </table:table>
      <text:p text:style-name="Standard"/>
      <text:p text:style-name="P10">Änderungen:</text:p>
      <text:list xml:id="list141873076" text:style-name="L1">
        <text:list-item>
          <text:p text:style-name="P184"><text:span text:style-name="T3">Cutscene Tool</text:span><text:line-break/>Die Skriptseitige Unterstützung von Jeans Tool für "echte" Cutscenes ist enthalten. Eine Anleitung wurde ebenfalls beigefügt.</text:p>
        </text:list-item>
        <text:list-item text:style-override="L2">
          <text:p text:style-name="P191"><text:span text:style-name="T3">Interaktive Objekte</text:span><text:line-break/>Kosten von interaktiven Objekten werden jetzt immer sofort bezahlt. Es fährt kein Karren mehr hin. Das senkt unnötige Wartezeiten. Belohnungen fahren weiterhin mit einem Karren vom Objekt zum Lagerhaus. Man muss also immer noch aufpassen, dass niemand den Wagen klaut! Zudem habe ich den Bug gefixt, dass kein Geologe zu einem leeren Brunnen kam.</text:p>
        </text:list-item>
        <text:list-item text:style-override="L3">
          <text:p text:style-name="P192"><text:span text:style-name="T3">Burglager</text:span><text:line-break/>Das Burglager hat aus technischen Gründen eine kleine Namensänderung erfahren:<text:line-break/>BundleCastleStore -&gt; AddOnCastleStore<text:line-break/>Das hat jedoch keine Auswirkungen auf den Einsatz. Alle Funktionen sind weiterhin über den Alias QSB.CastleStore aufrufbar.<text:line-break/>Der Grund dafür:<text:line-break/>Das Burglager ist jetzt abhängig von den interaktiven Objekten. Dieser Schritt war nötig, damit Kosten von interaktiven Objekten auch <text:span text:style-name="T6">direkt aus dem Burglager bezahlt</text:span> werden können. Somit ist kein Auslagern mehr nötig!</text:p>
        </text:list-item>
        <text:list-item text:style-override="L4">
          <text:p text:style-name="P193"><text:span text:style-name="T3">Linksklicks in Briefings</text:span><text:line-break/>Es ist nun möglich in Briefings 3 verschiedene Positionen der Maus abzufragen, wenn der Spieler links klickt:<text:line-break/>- Die Position der Maus auf dem Bildschirm<text:line-break/>- Die Position der Maus auf der Spielwelt<text:line-break/><text:soft-page-break/>- Das aktuelle Entity unter der Maus (das ist noch etwas buggy)<text:line-break/>Dies geschieht über spezielle Funktionen innerhalb einer Briefing Page.</text:p>
        </text:list-item>
        <text:list-item text:style-override="L5">
          <text:p text:style-name="P194"><text:span text:style-name="T3">Flight-Funktionen für Fake Cutscenes</text:span><text:line-break/>Es gibt jetzt vereinfachte Funktionen für Fake-Cutscenes. Mit ihnen können Flights komfortabeler notiert werden. Eine Anleitung ist dem Beginners Guide beigefügt. Altbewährte Schreibweisen funktionieren immer noch. (Aber irgend wann werde ich das glatt ziehen)</text:p>
        </text:list-item>
        <text:list-item text:style-override="L6">
          <text:p text:style-name="P195"><text:span text:style-name="T3">Log Levels</text:span><text:line-break/>Das Standard-Loglevel ist jetzt auf DEBUG gesetzt. Das bedeutet, dass Nachrichten weniger gewichtig als DEBUG nicht angezeigt werden. Diese sind dann nur im Log zu finden. Das Loglevel kann im Skript verändert werden. Siehe dafür die Dokumentation zum Debug.</text:p>
        </text:list-item>
        <text:list-item text:style-override="L7">
          <text:p text:style-name="P185"><text:span text:style-name="T3">Quest Behavior</text:span><text:line-break/>Einige Quest Behavior hatten fehlerhafte DEBUG-Methoden. Haben sie jetzt nicht mehr. </text:p>
        </text:list-item>
      </text:list>
      <text:h text:style-name="P169" text:outline-level="2"><text:bookmark-start text:name="__RefHeading___Toc610_2428395877"/>Zwischenversionen<text:bookmark-end text:name="__RefHeading___Toc610_2428395877"/></text:h>
      <text:p text:style-name="Standard">Dies sind Versionen, die nicht öffentlich angekündigt wurden und ausschließlich Fehler im initialen Release beseitigten.</text:p>
      <text:list xml:id="list809724924" text:style-name="L8">
        <text:list-item>
          <text:p text:style-name="P127">Version RE 1205</text:p>
        </text:list-item>
        <text:list-item>
          <text:p text:style-name="P127">Version RE 1206</text:p>
        </text:list-item>
        <text:list-item>
          <text:p text:style-name="P127">Version RE 1300</text:p>
        </text:list-item>
      </text:list>
      <text:h text:style-name="P170" text:outline-level="2"/>
      <text:h text:style-name="P174" text:outline-level="2"><text:bookmark-start text:name="__RefHeading___Toc612_2428395877"/>Version RE 1<text:span text:style-name="T2">4</text:span>00<text:bookmark-end text:name="__RefHeading___Toc612_2428395877"/></text:h>
      <text:p text:style-name="P10">Dies war der nächste Versionssprung, der einige Neuerungen mit sich brachte.</text:p>
      <text:p text:style-name="P3">Datum der Veröffentlichung: <text:span text:style-name="T2">16.11</text:span>.2018</text:p>
      <text:p text:style-name="P3">Veröffentlicht unter: <text:a xlink:type="simple" xlink:href="https://drive.google.com/open?id=1z2US-7cGHkgd2kGyeFo096zzE6cjDn9U" text:style-name="Internet_20_link" text:visited-style-name="Visited_20_Internet_20_Link">https://drive.google.com/open?id=1z2US-7cGHkgd2kGyeFo096zzE6cjDn9U</text:a></text:p>
      <text:p text:style-name="P3"/>
      <text:p text:style-name="P3">Inhalt des Archiv:</text:p>
      <table:table table:name="Tabelle2" table:style-name="Tabelle2">
        <table:table-column table:style-name="Tabelle2.A"/>
        <table:table-column table:style-name="Tabelle2.B"/>
        <table:table-row>
          <table:table-cell table:style-name="Tabelle2.A1" office:value-type="string">
            <text:p text:style-name="P76">Datei</text:p>
          </table:table-cell>
          <table:table-cell table:style-name="Tabelle2.B1" office:value-type="string">
            <text:p text:style-name="P76">Beschreibung</text:p>
          </table:table-cell>
        </table:table-row>
        <table:table-row>
          <table:table-cell table:style-name="Tabelle2.A2" office:value-type="string">
            <text:p text:style-name="P69">qsb.lua</text:p>
          </table:table-cell>
          <table:table-cell table:style-name="Tabelle2.B2" office:value-type="string">
            <text:p text:style-name="P82">Enthält die gesamte QSB zusammen mit allen Kommentaren</text:p>
          </table:table-cell>
        </table:table-row>
        <table:table-row>
          <table:table-cell table:style-name="Tabelle2.A2" office:value-type="string">
            <text:p text:style-name="P69">qsb-min.lua</text:p>
          </table:table-cell>
          <table:table-cell table:style-name="Tabelle2.B2" office:value-type="string">
            <text:p text:style-name="P82">Enthält die komprimierte QSB (nur Funktionen)</text:p>
          </table:table-cell>
        </table:table-row>
        <table:table-row>
          <table:table-cell table:style-name="Tabelle2.A2" office:value-type="string">
            <text:p text:style-name="P3">mapscript.lua</text:p>
          </table:table-cell>
          <table:table-cell table:style-name="Tabelle2.B2" office:value-type="string">
            <text:p text:style-name="P82">Schablone für das globale Skript</text:p>
          </table:table-cell>
        </table:table-row>
        <table:table-row>
          <table:table-cell table:style-name="Tabelle2.A2" office:value-type="string">
            <text:p text:style-name="P3">localmapscript.lua</text:p>
          </table:table-cell>
          <table:table-cell table:style-name="Tabelle2.B2" office:value-type="string">
            <text:p text:style-name="P82">Schablone für das lokale Skript</text:p>
          </table:table-cell>
        </table:table-row>
        <table:table-row>
          <table:table-cell table:style-name="Tabelle2.A2" office:value-type="string">
            <text:p text:style-name="P3">CutsceneGuide.pdf</text:p>
          </table:table-cell>
          <table:table-cell table:style-name="Tabelle2.B2" office:value-type="string">
            <text:p text:style-name="P82">Anleitung zum Erstellen von „echten“ Cutscenes</text:p>
          </table:table-cell>
        </table:table-row>
        <table:table-row>
          <table:table-cell table:style-name="Tabelle2.A2" office:value-type="string">
            <text:p text:style-name="P3">GettingStarted.pdf</text:p>
          </table:table-cell>
          <table:table-cell table:style-name="Tabelle2.B2" office:value-type="string">
            <text:p text:style-name="P82">Einsteigeranleitung zu Symfonia</text:p>
          </table:table-cell>
        </table:table-row>
        <table:table-row>
          <table:table-cell table:style-name="Tabelle2.A2" office:value-type="string">
            <text:p text:style-name="P69">Start.txt</text:p>
          </table:table-cell>
          <table:table-cell table:style-name="Tabelle2.B2" office:value-type="string">
            <text:p text:style-name="P82">Informationen zum Archiv</text:p>
          </table:table-cell>
        </table:table-row>
      </table:table>
      <text:p text:style-name="P3"/>
      <text:p text:style-name="P10">Änderungen:</text:p>
      <text:p text:style-name="P10"/>
      <text:p text:style-name="P10">1. Debug</text:p>
      <text:list xml:id="list3673178644" text:style-name="L9">
        <text:list-item>
          <text:p text:style-name="P196">Die Befehlszeile funktioniert jetzt getrennt von den Cheats.</text:p>
        </text:list-item>
        <text:list-item>
          <text:p text:style-name="P196">Quests werden nicht mehr zu dem Zeitpunkt getestet, zudem sie angelegt werden sondern nur noch zur Laufzeit. Das verhindert Probleme mit Abhängigkeiten zu anderen Quests, die es zum Zeitpunkt der Erzeugung nicht gibt.</text:p>
        </text:list-item>
        <text:list-item>
          <text:p text:style-name="P196">Parameter zum Aktivieren des Debug sind jetzt <text:span text:style-name="T7">_CheckAtRun, _QuestTrace, _DebugCheats, _DebugShell</text:span></text:p>
        </text:list-item>
        <text:list-item>
          <text:p text:style-name="P196">Es ist jetzt möglich Kommandos zu verketten. Dadurch muss nicht mehrfach die Befehlszeile geöffnet werden.<text:line-break/>Aus folgenden Eingaben<text:line-break/><text:span text:style-name="T7">win QuestA<text:line-break/>win QuestB<text:line-break/>diplomacy 1 2 2<text:line-break/>gexec CallMeMaybe()</text:span></text:p>
          <text:p text:style-name="P196">wird nun<text:line-break/><text:span text:style-name="T7">win QuestA &amp; QuestB &amp;&amp; diplomacy 1 2 2 &amp;&amp; gexec CallMeMaybe()</text:span></text:p>
          <text:p text:style-name="P196"><text:span text:style-name="T2">(</text:span>Einzelne Eingabe ist immer noch möglich.<text:span text:style-name="T2">)</text:span></text:p>
        </text:list-item>
        <text:list-item>
          <text:p text:style-name="P196">Die Befehlszeilenkommandos sind jetzt an den internen Debugger angeschlossen. Mit der Funktion <text:span text:style-name="T7">eval()</text:span> kann man jedes beliebige Kommando ausführen.<text:line-break/><text:span text:style-name="T7">eval("win QuestA &amp; QuestB &amp;&amp; diplomacy 1 2 2 &amp;&amp; gexec CallMeMaybe()")</text:span></text:p>
          <text:p text:style-name="P186">Hinweis: Der LuaDebugger funktioniert nur mit der LuaDebugger.dll. Die muss sich im bin-Verzeichnis befinden, sonst ist der Debugger nicht aktiv und man hat nur normales DSE.</text:p>
        </text:list-item>
      </text:list>
      <text:p text:style-name="Text_20_body"/>
      <text:p text:style-name="P120">2. Handelsfunktionen</text:p>
      <text:list xml:id="list2078884024" text:style-name="L10">
        <text:list-item>
          <text:p text:style-name="P197">Einige Fehler in den Handelsfunktionen sind beseitigt.</text:p>
        </text:list-item>
        <text:list-item>
          <text:p text:style-name="P197"><text:span text:style-name="T7">API.RemoveOffer()</text:span> und <text:span text:style-name="T7">API.ModifyTradeOffer()</text:span> funktionieren gegenwärtig nicht.</text:p>
        </text:list-item>
        <text:list-item>
          <text:p text:style-name="P197">Die Diplomatieänderung des Schiffshändler kann abgeschaltet werden.</text:p>
        </text:list-item>
        <text:list-item>
          <text:p text:style-name="P187">Angebote durch <text:span text:style-name="T7">AddOffer()</text:span>, <text:span text:style-name="T7">AddMercenaryOffer()</text:span> und <text:span text:style-name="T7">AddEntertainerOffer()</text:span> können nur noch ein mal pro Lagerhaus vorkommen.</text:p>
        </text:list-item>
      </text:list>
      <text:h text:style-name="P171" text:outline-level="2"/>
      <text:h text:style-name="P175" text:outline-level="2"><text:bookmark-start text:name="__RefHeading___Toc614_2428395877"/>Version RE 1410<text:bookmark-end text:name="__RefHeading___Toc614_2428395877"/></text:h>
      <text:p text:style-name="P11"><text:span text:style-name="T22">M</text:span>it dieser Version <text:span text:style-name="T22">wurde </text:span>eine Vergleichstabelle eingefügt. <text:span text:style-name="T22">Des weiteren, wie gewohnt, Bugfixes.</text:span></text:p>
      <text:p text:style-name="P4">Datum der Veröffentlichung: <text:span text:style-name="T8">04.12</text:span>.2018</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4">Inhalt des Archiv:</text:p>
      <table:table table:name="Tabelle3" table:style-name="Tabelle3">
        <table:table-column table:style-name="Tabelle3.A"/>
        <table:table-column table:style-name="Tabelle3.B"/>
        <table:table-row>
          <table:table-cell table:style-name="Tabelle3.A1" office:value-type="string">
            <text:p text:style-name="P77">Datei</text:p>
          </table:table-cell>
          <table:table-cell table:style-name="Tabelle3.B1" office:value-type="string">
            <text:p text:style-name="P77">Beschreibung</text:p>
          </table:table-cell>
        </table:table-row>
        <table:table-row>
          <table:table-cell table:style-name="Tabelle3.A2" office:value-type="string">
            <text:p text:style-name="P70">qsb.lua</text:p>
          </table:table-cell>
          <table:table-cell table:style-name="Tabelle3.B2" office:value-type="string">
            <text:p text:style-name="P82">Enthält die gesamte QSB zusammen mit allen Kommentaren</text:p>
          </table:table-cell>
        </table:table-row>
        <table:table-row>
          <table:table-cell table:style-name="Tabelle3.A2" office:value-type="string">
            <text:p text:style-name="P70">qsb-min.lua</text:p>
          </table:table-cell>
          <table:table-cell table:style-name="Tabelle3.B2" office:value-type="string">
            <text:p text:style-name="P82">Enthält die komprimierte QSB (nur Funktionen)</text:p>
          </table:table-cell>
        </table:table-row>
        <table:table-row>
          <table:table-cell table:style-name="Tabelle3.A2" office:value-type="string">
            <text:p text:style-name="P4">mapscript.lua</text:p>
          </table:table-cell>
          <table:table-cell table:style-name="Tabelle3.B2" office:value-type="string">
            <text:p text:style-name="P82">Schablone für das globale Skript</text:p>
          </table:table-cell>
        </table:table-row>
        <table:table-row>
          <table:table-cell table:style-name="Tabelle3.A2" office:value-type="string">
            <text:p text:style-name="P4">localmapscript.lua</text:p>
          </table:table-cell>
          <table:table-cell table:style-name="Tabelle3.B2" office:value-type="string">
            <text:p text:style-name="P82">Schablone für das lokale Skript</text:p>
          </table:table-cell>
        </table:table-row>
        <table:table-row>
          <table:table-cell table:style-name="Tabelle3.A2" office:value-type="string">
            <text:p text:style-name="P4">CutsceneGuide.pdf</text:p>
          </table:table-cell>
          <table:table-cell table:style-name="Tabelle3.B2" office:value-type="string">
            <text:p text:style-name="P82">Anleitung zum Erstellen von „echten“ Cutscenes</text:p>
          </table:table-cell>
        </table:table-row>
        <table:table-row>
          <table:table-cell table:style-name="Tabelle3.A2" office:value-type="string">
            <text:p text:style-name="P4">GettingStarted.pdf</text:p>
          </table:table-cell>
          <table:table-cell table:style-name="Tabelle3.B2" office:value-type="string">
            <text:p text:style-name="P82">Einsteigeranleitung zu Symfonia</text:p>
          </table:table-cell>
        </table:table-row>
        <table:table-row>
          <table:table-cell table:style-name="Tabelle3.A2" office:value-type="string">
            <text:p text:style-name="P11">VergleichQsbZweige.pdf</text:p>
          </table:table-cell>
          <table:table-cell table:style-name="Tabelle3.B2" office:value-type="string">
            <text:p text:style-name="P82">Vergleichstabelle QSB+ ↔ Symfonia</text:p>
          </table:table-cell>
        </table:table-row>
        <table:table-row>
          <table:table-cell table:style-name="Tabelle3.A2" office:value-type="string">
            <text:p text:style-name="P70">Start.txt</text:p>
          </table:table-cell>
          <table:table-cell table:style-name="Tabelle3.B2" office:value-type="string">
            <text:p text:style-name="P82">Informationen zum Archiv</text:p>
          </table:table-cell>
        </table:table-row>
      </table:table>
      <text:p text:style-name="P4"/>
      <text:p text:style-name="P11">Änderungen:</text:p>
      <text:p text:style-name="Standard"><text:line-break/><text:span text:style-name="T9">Bugfixes</text:span></text:p>
      <text:list xml:id="list921509025" text:style-name="L11">
        <text:list-item>
          <text:p text:style-name="P198">Fehler bei <text:span text:style-name="T7">API.RemoveTradeOffer()</text:span> behoben. Handelsangebote können jetzt einzeln von einem Lagerhaus entfernt werden.</text:p>
        </text:list-item>
        <text:list-item>
          <text:p text:style-name="P198">Fehler bei <text:span text:style-name="T7">API.ModifyTradeOffer()</text:span> behoben. Die Menge der Verfügbaren waren kann jetzt bestimmt werden.</text:p>
        </text:list-item>
        <text:list-item>
          <text:p text:style-name="P198">Der Fehler, der bei Kombination von Quest-Dialogen über <text:span text:style-name="T7">API.QuestDialog()</text:span> und Mapeditor Quests auftrat, ist behoben.</text:p>
        </text:list-item>
        <text:list-item>
          <text:p text:style-name="P188">(Fehler im Spiel) Parteien ohne Hauptgebäude haben jetzt ein Player Icon.</text:p>
        </text:list-item>
      </text:list>
      <text:p text:style-name="P66">Features</text:p>
      <text:list xml:id="list3749642798" text:style-name="L12">
        <text:list-item>
          <text:p text:style-name="P199">Player Portraits können jetzt komfortabel über <text:span text:style-name="T7">API.SetPlayerPortrait()</text:span> im globalen (und lokalen) Skript gesetzt werden (siehe Doku).</text:p>
        </text:list-item>
        <text:list-item>
          <text:p text:style-name="P199">Zu jedem Eintrag in einem Quest-Dialog kann nun ein Callback hinzugefügt werden.</text:p>
        </text:list-item>
        <text:list-item>
          <text:p text:style-name="P189">Quest-Dialoge warten nun in Echtzeit. Das gilt <text:span text:style-name="T6">ausschließlich</text:span> für Dialoge erzeugt mit <text:span text:style-name="T7">API.QuestDialog()</text:span>.</text:p>
        </text:list-item>
      </text:list>
      <text:p text:style-name="P66">Verbesserungen</text:p>
      <text:list xml:id="list1416941141" text:style-name="L13">
        <text:list-item>
          <text:p text:style-name="P200">Quellcode an einigen stellen optimiert (hat keinen Effekt auf die Funktion).</text:p>
        </text:list-item>
        <text:list-item>
          <text:p text:style-name="P200">Goal_InputDialog speichert die Eingabe nun im zugehörigen Quest. Optional gibt es eine "freie Eingabe". Eingabe kann angefragt werden (siehe Doku).</text:p>
        </text:list-item>
        <text:list-item>
          <text:p text:style-name="P200">Regulärer Ausdruck für gültige Questnamen verbessert.</text:p>
        </text:list-item>
        <text:list-item>
          <text:p text:style-name="P200">Boolean-Umschrift nutzt nun einen Regulären Ausdruck anstelle von if-elseif.</text:p>
        </text:list-item>
        <text:list-item>
          <text:p text:style-name="P190">Außreißer in dern Benamsung von API-Funktionen wurden beseitigt (Konsistenz).</text:p>
        </text:list-item>
      </text:list>
      <text:h text:style-name="P172" text:outline-level="2"><text:bookmark-start text:name="__RefHeading___Toc616_2428395877"/><text:soft-page-break/>Version RE 1<text:span text:style-name="T21">420</text:span><text:bookmark-end text:name="__RefHeading___Toc616_2428395877"/></text:h>
      <text:p text:style-name="P13">Eine überarbeitete Dokumentation, neue Versionshistorie und viele Optimierungen im Code. Hauptsächlich jedoch weitere Bugfixes.</text:p>
      <text:p text:style-name="P4">Datum der Veröffentlichung: <text:span text:style-name="T23">14.12.2018</text:span></text:p>
      <text:p text:style-name="P4">Veröffentlicht unter: <text:a xlink:type="simple" xlink:href="https://drive.google.com/open?id=1z2US-7cGHkgd2kGyeFo096zzE6cjDn9U" text:style-name="Internet_20_link" text:visited-style-name="Visited_20_Internet_20_Link">https://drive.google.com/open?id=1z2US-7cGHkgd2kGyeFo096zzE6cjDn9U</text:a></text:p>
      <text:p text:style-name="P4"/>
      <text:p text:style-name="P14">Hinweis: Freeze bis 1.1.2020!</text:p>
      <text:p text:style-name="P4"/>
      <text:p text:style-name="P4">Inhalt des Archiv:</text:p>
      <table:table table:name="Tabelle4" table:style-name="Tabelle4">
        <table:table-column table:style-name="Tabelle4.A"/>
        <table:table-column table:style-name="Tabelle4.B"/>
        <table:table-row>
          <table:table-cell table:style-name="Tabelle4.A1" office:value-type="string">
            <text:p text:style-name="P77">Datei</text:p>
          </table:table-cell>
          <table:table-cell table:style-name="Tabelle4.B1" office:value-type="string">
            <text:p text:style-name="P77">Beschreibung</text:p>
          </table:table-cell>
        </table:table-row>
        <table:table-row>
          <table:table-cell table:style-name="Tabelle4.A2" office:value-type="string">
            <text:p text:style-name="P70">qsb.lua</text:p>
          </table:table-cell>
          <table:table-cell table:style-name="Tabelle4.B2" office:value-type="string">
            <text:p text:style-name="P82">Enthält die gesamte QSB zusammen mit allen Kommentaren</text:p>
          </table:table-cell>
        </table:table-row>
        <table:table-row>
          <table:table-cell table:style-name="Tabelle4.A2" office:value-type="string">
            <text:p text:style-name="P70">qsb-min.lua</text:p>
          </table:table-cell>
          <table:table-cell table:style-name="Tabelle4.B2" office:value-type="string">
            <text:p text:style-name="P82">Enthält die komprimierte QSB (nur Funktionen)</text:p>
          </table:table-cell>
        </table:table-row>
        <table:table-row>
          <table:table-cell table:style-name="Tabelle4.A2" office:value-type="string">
            <text:p text:style-name="P4">mapscript.lua</text:p>
          </table:table-cell>
          <table:table-cell table:style-name="Tabelle4.B2" office:value-type="string">
            <text:p text:style-name="P82">Schablone für das globale Skript</text:p>
          </table:table-cell>
        </table:table-row>
        <table:table-row>
          <table:table-cell table:style-name="Tabelle4.A2" office:value-type="string">
            <text:p text:style-name="P4">localmapscript.lua</text:p>
          </table:table-cell>
          <table:table-cell table:style-name="Tabelle4.B2" office:value-type="string">
            <text:p text:style-name="P82">Schablone für das lokale Skript</text:p>
          </table:table-cell>
        </table:table-row>
        <table:table-row>
          <table:table-cell table:style-name="Tabelle4.A2" office:value-type="string">
            <text:p text:style-name="P4"/>
          </table:table-cell>
          <table:table-cell table:style-name="Tabelle4.B2" office:value-type="string">
            <text:p text:style-name="P82"/>
          </table:table-cell>
        </table:table-row>
        <table:table-row>
          <table:table-cell table:style-name="Tabelle4.A2" office:value-type="string">
            <text:p text:style-name="P4">CutsceneGuide.pdf</text:p>
          </table:table-cell>
          <table:table-cell table:style-name="Tabelle4.B2" office:value-type="string">
            <text:p text:style-name="P82">Anleitung zum Erstellen von „echten“ Cutscenes</text:p>
          </table:table-cell>
        </table:table-row>
        <table:table-row>
          <table:table-cell table:style-name="Tabelle4.A2" office:value-type="string">
            <text:p text:style-name="P4">GettingStarted.pdf</text:p>
          </table:table-cell>
          <table:table-cell table:style-name="Tabelle4.B2" office:value-type="string">
            <text:p text:style-name="P82">Einsteigeranleitung zu Symfonia</text:p>
          </table:table-cell>
        </table:table-row>
        <table:table-row>
          <table:table-cell table:style-name="Tabelle4.A2" office:value-type="string">
            <text:p text:style-name="P11">VergleichQsbZweige.pdf</text:p>
          </table:table-cell>
          <table:table-cell table:style-name="Tabelle4.B2" office:value-type="string">
            <text:p text:style-name="P82">Vergleichstabelle QSB+ ↔ Symfonia</text:p>
          </table:table-cell>
        </table:table-row>
        <table:table-row>
          <table:table-cell table:style-name="Tabelle4.A2" office:value-type="string">
            <text:p text:style-name="P11">Versionshistorie.pdf</text:p>
          </table:table-cell>
          <table:table-cell table:style-name="Tabelle4.B2" office:value-type="string">
            <text:p text:style-name="P82">Abschrift der Release Notes aus dem Forum</text:p>
          </table:table-cell>
        </table:table-row>
        <table:table-row>
          <table:table-cell table:style-name="Tabelle4.A2" office:value-type="string">
            <text:p text:style-name="P70">Start.txt</text:p>
          </table:table-cell>
          <table:table-cell table:style-name="Tabelle4.B2" office:value-type="string">
            <text:p text:style-name="P82">Informationen zum Archiv</text:p>
          </table:table-cell>
        </table:table-row>
      </table:table>
      <text:p text:style-name="P4"/>
      <text:p text:style-name="P11">Änderungen:</text:p>
      <text:p text:style-name="P11"/>
      <text:list xml:id="list3003706323" text:style-name="L14">
        <text:list-item>
          <text:p text:style-name="P129">Fehlende Behavior implementiert<text:line-break/><text:span text:style-name="T11">- Goal_ActivateSeveralObjects<text:line-break/>- Reward_SetBuildingUpgradeLevel<text:line-break/>- Trigger_OnEffectDestroyed</text:span></text:p>
        </text:list-item>
        <text:list-item>
          <text:p text:style-name="P130">Feldende Funktionen für Minimap Marker implementiert<text:line-break/><text:span text:style-name="T11">- API.CreateMinimapMarker()<text:line-break/>- API.CreateMinimapPulse()<text:line-break/>- API.CreateMinimapSignal()<text:line-break/>- API.DestroyMinimapMarker()</text:span></text:p>
        </text:list-item>
        <text:list-item>
          <text:p text:style-name="P128"><text:span text:style-name="T10">Fehler in den Funkti</text:span>onen <text:span text:style-name="T10">behoben:<text:line-break/>- </text:span><text:span text:style-name="T11">API.WinAllQuests</text:span><text:span text:style-name="T12">()</text:span>,<text:line-break/>- <text:span text:style-name="T11">API.StopAllQuests</text:span><text:span text:style-name="T12">()</text:span>,<text:line-break/>- <text:span text:style-name="T11">API.StartAllQuests</text:span><text:span text:style-name="T12">()</text:span>,<text:line-break/>- <text:span text:style-name="T11">API.RestartAllQuests</text:span><text:span text:style-name="T12">()<text:line-break/>-</text:span> <text:span text:style-name="T11">API.FailAllQuests</text:span><text:span text:style-name="T12">()</text:span></text:p>
        </text:list-item>
      </text:list>
      <text:list xml:id="list3679135593" text:style-name="L15">
        <text:list-item>
          <text:p text:style-name="P133">Falsch platzierte RdO-Basispreise und Ernerungsraten verschoben.</text:p>
        </text:list-item>
        <text:list-item>
          <text:p text:style-name="P132"><text:span text:style-name="T10">Fliegender Händler kann nun auch der Reihe nach durch Angebote durchgehen. Die Fun</text:span>ktion <text:span text:style-name="T13">API.TravelingSalesman</text:span><text:span text:style-name="T15">RotationMode</text:span><text:span text:style-name="T14">()</text:span> <text:span text:style-name="T20">kann das Verhalten jeder Zeit wieder ändern.</text:span></text:p>
        </text:list-item>
        <text:list-item>
          <text:p text:style-name="P133">Quest-Dialoge können nun direkt benannt werden. Der Name kann in Nachfolge-Quests für Trigger verwendet werden.</text:p>
        </text:list-item>
        <text:list-item>
          <text:p text:style-name="P133"><text:span text:style-name="T11">API.RestartQuestDialog()</text:span> kann genutzt werden um einen Dialog neu zu starten.</text:p>
        </text:list-item>
        <text:list-item>
          <text:p text:style-name="P133"><text:soft-page-break/><text:span text:style-name="T11">API.InterruptQuestDialog()</text:span> kann genutz werden um einen Dialog anzuhalten.</text:p>
        </text:list-item>
        <text:list-item>
          <text:p text:style-name="P131">Burglager hat neue öffentliche Funktionen bekommen:<text:line-break/><text:span text:style-name="T11">- API.CastleStoreGetTotalAmount()<text:line-break/>- API.CastleStoreGetSize()<text:line-break/>- API.CastleStoreSetBaseCapacity()<text:line-break/>- API.CastleStoreSetOutsourceBoundary()</text:span></text:p>
        </text:list-item>
        <text:list-item>
          <text:p text:style-name="P134">Fehlerhafte Funktionen für Abriss- und Bausperren funktionieren nun korrekt.</text:p>
        </text:list-item>
        <text:list-item>
          <text:p text:style-name="P135">Überarbeitete index.html der Dokumentation mit Suchfunktion</text:p>
        </text:list-item>
        <text:list-item>
          <text:p text:style-name="P136">(intern) Lua-Präprozessor für dynamische Indexseite implementiert</text:p>
        </text:list-item>
        <text:list-item>
          <text:p text:style-name="P137">(intern) Dokumentation der privaen Funktionen des Burglagers wurde mit Datentypen versehen</text:p>
        </text:list-item>
        <text:list-item>
          <text:p text:style-name="P137">(intern) Shell Skripte angepasst</text:p>
        </text:list-item>
      </text:list>
      <text:p text:style-name="P15"/>
      <text:h text:style-name="P176" text:outline-level="2"><text:bookmark-start text:name="__RefHeading___Toc3992_3375844478"/>Version RE <text:span text:style-name="T24">1.1.11 6/1/2019</text:span><text:bookmark-end text:name="__RefHeading___Toc3992_3375844478"/></text:h>
      <text:p text:style-name="P27">Notwendiges Release zur Behebung einiger Bugs. Siehe Liste.</text:p>
      <text:p text:style-name="P5">Datum der Veröffentlichung: <text:span text:style-name="T24">6.1.2019</text:span></text:p>
      <text:p text:style-name="P5">Veröffentlicht unter: <text:a xlink:type="simple" xlink:href="https://drive.google.com/open?id=1z2US-7cGHkgd2kGyeFo096zzE6cjDn9U" text:style-name="Internet_20_link" text:visited-style-name="Visited_20_Internet_20_Link">https://drive.google.com/open?id=1z2US-7cGHkgd2kGyeFo096zzE6cjDn9U</text:a></text:p>
      <text:p text:style-name="P5"/>
      <text:p text:style-name="P5">Inhalt des Archiv:</text:p>
      <table:table table:name="Tabelle5" table:style-name="Tabelle5">
        <table:table-column table:style-name="Tabelle5.A"/>
        <table:table-column table:style-name="Tabelle5.B"/>
        <table:table-row>
          <table:table-cell table:style-name="Tabelle5.A1" office:value-type="string">
            <text:p text:style-name="P78">Datei</text:p>
          </table:table-cell>
          <table:table-cell table:style-name="Tabelle5.B1" office:value-type="string">
            <text:p text:style-name="P78">Beschreibung</text:p>
          </table:table-cell>
        </table:table-row>
        <table:table-row>
          <table:table-cell table:style-name="Tabelle5.A2" office:value-type="string">
            <text:p text:style-name="P71">q<text:span text:style-name="T24">uestsystembehavior</text:span>.lua</text:p>
          </table:table-cell>
          <table:table-cell table:style-name="Tabelle5.B2" office:value-type="string">
            <text:p text:style-name="P83">Enthält die gesamte QSB zusammen mit allen Kommentaren</text:p>
          </table:table-cell>
        </table:table-row>
        <table:table-row>
          <table:table-cell table:style-name="Tabelle5.A2" office:value-type="string">
            <text:p text:style-name="P71">q<text:span text:style-name="T24">uestsystembehavior_</text:span>min.lua</text:p>
          </table:table-cell>
          <table:table-cell table:style-name="Tabelle5.B2" office:value-type="string">
            <text:p text:style-name="P83">Enthält die komprimierte QSB (nur Funktionen)</text:p>
          </table:table-cell>
        </table:table-row>
        <table:table-row>
          <table:table-cell table:style-name="Tabelle5.A2" office:value-type="string">
            <text:p text:style-name="P5">mapscript.lua</text:p>
          </table:table-cell>
          <table:table-cell table:style-name="Tabelle5.B2" office:value-type="string">
            <text:p text:style-name="P83">Schablone für das globale Skript</text:p>
          </table:table-cell>
        </table:table-row>
        <table:table-row>
          <table:table-cell table:style-name="Tabelle5.A2" office:value-type="string">
            <text:p text:style-name="P5">localmapscript.lua</text:p>
          </table:table-cell>
          <table:table-cell table:style-name="Tabelle5.B2" office:value-type="string">
            <text:p text:style-name="P83">Schablone für das lokale Skript</text:p>
          </table:table-cell>
        </table:table-row>
        <table:table-row>
          <table:table-cell table:style-name="Tabelle5.A2" office:value-type="string">
            <text:p text:style-name="P27">HTML-Dokumentation</text:p>
          </table:table-cell>
          <table:table-cell table:style-name="Tabelle5.B2" office:value-type="string">
            <text:p text:style-name="P88">Dokumentation mit Suche auf der Index-Seite</text:p>
          </table:table-cell>
        </table:table-row>
        <table:table-row>
          <table:table-cell table:style-name="Tabelle5.A2" office:value-type="string">
            <text:p text:style-name="P5">CutsceneGuide.pdf</text:p>
          </table:table-cell>
          <table:table-cell table:style-name="Tabelle5.B2" office:value-type="string">
            <text:p text:style-name="P83">Anleitung zum Erstellen von „echten“ Cutscenes</text:p>
          </table:table-cell>
        </table:table-row>
        <table:table-row>
          <table:table-cell table:style-name="Tabelle5.A2" office:value-type="string">
            <text:p text:style-name="P5">GettingStarted.pdf</text:p>
          </table:table-cell>
          <table:table-cell table:style-name="Tabelle5.B2" office:value-type="string">
            <text:p text:style-name="P83">Einsteigeranleitung zu Symfonia</text:p>
          </table:table-cell>
        </table:table-row>
        <table:table-row>
          <table:table-cell table:style-name="Tabelle5.A2" office:value-type="string">
            <text:p text:style-name="P12">VergleichQsbZweige.pdf</text:p>
          </table:table-cell>
          <table:table-cell table:style-name="Tabelle5.B2" office:value-type="string">
            <text:p text:style-name="P83">Vergleichstabelle QSB+ ↔ Symfonia</text:p>
          </table:table-cell>
        </table:table-row>
        <table:table-row>
          <table:table-cell table:style-name="Tabelle5.A2" office:value-type="string">
            <text:p text:style-name="P12">Versionshistorie.pdf</text:p>
          </table:table-cell>
          <table:table-cell table:style-name="Tabelle5.B2" office:value-type="string">
            <text:p text:style-name="P83">Abschrift der Release Notes aus dem Forum</text:p>
          </table:table-cell>
        </table:table-row>
        <table:table-row>
          <table:table-cell table:style-name="Tabelle5.A2" office:value-type="string">
            <text:p text:style-name="P27">VereinbarungZuNeuenVersionen.pdf</text:p>
          </table:table-cell>
          <table:table-cell table:style-name="Tabelle5.B2" office:value-type="string">
            <text:p text:style-name="P83"/>
          </table:table-cell>
        </table:table-row>
        <table:table-row>
          <table:table-cell table:style-name="Tabelle5.A2" office:value-type="string">
            <text:p text:style-name="P71">Start.txt</text:p>
          </table:table-cell>
          <table:table-cell table:style-name="Tabelle5.B2" office:value-type="string">
            <text:p text:style-name="P83">Informationen zum Archiv</text:p>
          </table:table-cell>
        </table:table-row>
      </table:table>
      <text:p text:style-name="P16"/>
      <text:p text:style-name="P22">Anderungen:</text:p>
      <text:p text:style-name="P22"/>
      <text:list xml:id="list1810600581" text:style-name="L16">
        <text:list-item>
          <text:p text:style-name="P138"><text:span text:style-name="T11">Goal_Diplomacy</text:span> vergleicht nun den Diplomatiestatus mit einem auswählbaren anderen Status.<text:line-break/>Neuer Parameter: Relation (Status soll größergleich oder kleiner als Vergleichswert sein)</text:p>
        </text:list-item>
        <text:list-item>
          <text:p text:style-name="P138">Die Behavior <text:span text:style-name="T11">Reprisal_SetVulnerability</text:span> und <text:span text:style-name="T11">Reward_SetVulnerability</text:span> berücksichtigen nun die Soldaten eines Battalions.</text:p>
        </text:list-item>
        <text:list-item>
          <text:p text:style-name="P138">Falscher Funktionsaufruf in <text:span text:style-name="T16">API.FocusCameraOnKnight</text:span><text:span text:style-name="T25"> ausgetauscht.</text:span></text:p>
        </text:list-item>
        <text:list-item>
          <text:p text:style-name="P139">Interaktive Objekte haben nun alle einen Reward.</text:p>
        </text:list-item>
        <text:list-item>
          <text:p text:style-name="P139">Fehler beseitigt, die Handelsposten unbrauchbar machten.</text:p>
        </text:list-item>
        <text:list-item>
          <text:p text:style-name="P148"><text:span text:style-name="T11">API.SetEntityScale</text:span> <text:span text:style-name="T25">löst keine Assertion mehr aus.</text:span></text:p>
        </text:list-item>
        <text:list-item>
          <text:p text:style-name="P149">Falscher Methodenaufruf in Move und Place-Funktionen behoben</text:p>
        </text:list-item>
        <text:list-item>
          <text:p text:style-name="P149">Funtionen haben ihre gewohnte Parameterliste zurückerhalten:<text:line-break/>- <text:span text:style-name="T11">PlaceEntityFaceToFaceToAnotherOne</text:span><text:line-break/>- <text:span text:style-name="T11">PlaceEntityToPositionToAnotherOne</text:span><text:line-break/>- <text:span text:style-name="T11">MoveEntityFaceToFaceToAnotherOne</text:span><text:line-break/>- <text:span text:style-name="T11">MoveEntityToPositionToAnotherOne</text:span></text:p>
        </text:list-item>
        <text:list-item>
          <text:p text:style-name="P150"><text:span text:style-name="T11">LookAt</text:span> wirft keine Assertions mehr, sondern zeigt stattdessen Warnings an.</text:p>
        </text:list-item>
        <text:list-item>
          <text:p text:style-name="P150">Supermarket-Cheats (Original) aus der Dokumentation entfernt.</text:p>
        </text:list-item>
        <text:list-item>
          <text:p text:style-name="P150">(intern) <text:span text:style-name="T11">API.Dbg</text:span>, das „FATAL“ Nachrichten schreibt, heißt jetzt <text:span text:style-name="T11">API.Fatal</text:span>. Die Funktion kann weiterhin unter <text:span text:style-name="T11">dbg</text:span> angeprochen werden, zusätzlich unter <text:span text:style-name="T11">fatal</text:span>.</text:p>
        </text:list-item>
      </text:list>
      <text:h text:style-name="P177" text:outline-level="2"><text:bookmark-start text:name="__RefHeading___Toc903_2517053659"/>Version RE <text:span text:style-name="T24">1.2.12 1/2/2019</text:span><text:bookmark-end text:name="__RefHeading___Toc903_2517053659"/></text:h>
      <text:p text:style-name="P62">Offizielle Ablösung von Version 1.</text:p>
      <text:p text:style-name="P6">Datum der Veröffentlichung: <text:span text:style-name="T29">1.2.2019</text:span></text:p>
      <text:p text:style-name="P28">Veröffentlicht unter: <text:a xlink:type="simple" xlink:href="https://drive.google.com/open?id=1z2US-7cGHkgd2kGyeFo096zzE6cjDn9U" text:style-name="Internet_20_link" text:visited-style-name="Visited_20_Internet_20_Link">https://drive.google.com/open?id=1z2US-7cGHkgd2kGyeFo096zzE6cjDn9U</text:a></text:p>
      <text:p text:style-name="P7"/>
      <text:p text:style-name="P7">Inhalt des Archiv:</text:p>
      <table:table table:name="Tabelle6" table:style-name="Tabelle6">
        <table:table-column table:style-name="Tabelle6.A"/>
        <table:table-column table:style-name="Tabelle6.B"/>
        <table:table-row>
          <table:table-cell table:style-name="Tabelle6.A1" office:value-type="string">
            <text:p text:style-name="P79">Datei</text:p>
          </table:table-cell>
          <table:table-cell table:style-name="Tabelle6.B1" office:value-type="string">
            <text:p text:style-name="P79">Beschreibung</text:p>
          </table:table-cell>
        </table:table-row>
        <table:table-row>
          <table:table-cell table:style-name="Tabelle6.A2" office:value-type="string">
            <text:p text:style-name="P48">bin/*</text:p>
          </table:table-cell>
          <table:table-cell table:style-name="Tabelle6.B2" office:value-type="string">
            <text:p text:style-name="P95">Siedelwood Applikationen</text:p>
          </table:table-cell>
        </table:table-row>
        <table:table-row>
          <table:table-cell table:style-name="Tabelle6.A2" office:value-type="string">
            <text:p text:style-name="P44">doc</text:p>
          </table:table-cell>
          <table:table-cell table:style-name="Tabelle6.B2" office:value-type="string">
            <text:p text:style-name="P89"><text:span text:style-name="T26">HTML-</text:span>Dokumentation mit Suche auf der Index-Seite</text:p>
          </table:table-cell>
        </table:table-row>
        <table:table-row>
          <table:table-cell table:style-name="Tabelle6.A2" office:value-type="string">
            <text:p text:style-name="P48">example/*.lua</text:p>
          </table:table-cell>
          <table:table-cell table:style-name="Tabelle6.B2" office:value-type="string">
            <text:p text:style-name="P95">Beispielskripte zur Verwendung der QSB</text:p>
          </table:table-cell>
        </table:table-row>
        <table:table-row>
          <table:table-cell table:style-name="Tabelle6.A2" office:value-type="string">
            <text:p text:style-name="P44">guide/*.pdf</text:p>
          </table:table-cell>
          <table:table-cell table:style-name="Tabelle6.B2" office:value-type="string">
            <text:p text:style-name="P92">Anleitungen und Versionshinweise zur QSB</text:p>
          </table:table-cell>
        </table:table-row>
        <table:table-row>
          <table:table-cell table:style-name="Tabelle6.A2" office:value-type="string">
            <text:p text:style-name="P72"><text:span text:style-name="T28">src/</text:span>q<text:span text:style-name="T24">uestsystembehavior</text:span>.lua</text:p>
          </table:table-cell>
          <table:table-cell table:style-name="Tabelle6.B2" office:value-type="string">
            <text:p text:style-name="P85"><text:span text:style-name="T28">D</text:span>ie <text:span text:style-name="T28">un</text:span>komprimierte QSB <text:span text:style-name="T28">(+ Kommentare im Code)</text:span></text:p>
          </table:table-cell>
        </table:table-row>
        <table:table-row>
          <table:table-cell table:style-name="Tabelle6.A2" office:value-type="string">
            <text:p text:style-name="P72"><text:span text:style-name="T28">src/</text:span>q<text:span text:style-name="T24">uestsystembehavior_</text:span>min.lua</text:p>
          </table:table-cell>
          <table:table-cell table:style-name="Tabelle6.B2" office:value-type="string">
            <text:p text:style-name="P84"><text:span text:style-name="T28">D</text:span>ie komprimierte QSB (nur Funktionen)</text:p>
          </table:table-cell>
        </table:table-row>
        <table:table-row>
          <table:table-cell table:style-name="Tabelle6.A2" office:value-type="string">
            <text:p text:style-name="Standard">src/beginner/*.<text:span text:style-name="T27">lua</text:span></text:p>
          </table:table-cell>
          <table:table-cell table:style-name="Tabelle6.B2" office:value-type="string">
            <text:p text:style-name="P84"><text:span text:style-name="T26">Skripts</text:span>chablone<text:span text:style-name="T26">n</text:span> für <text:span text:style-name="T26">Anfänger</text:span></text:p>
          </table:table-cell>
        </table:table-row>
        <table:table-row>
          <table:table-cell table:style-name="Tabelle6.A2" office:value-type="string">
            <text:p text:style-name="P45">src/advanced/*.<text:span text:style-name="T27">lua</text:span></text:p>
          </table:table-cell>
          <table:table-cell table:style-name="Tabelle6.B2" office:value-type="string">
            <text:p text:style-name="P84"><text:span text:style-name="T26">Skripts</text:span>chablone<text:span text:style-name="T26">n</text:span> für <text:span text:style-name="T26">Fortgeschrittene</text:span></text:p>
          </table:table-cell>
        </table:table-row>
        <table:table-row>
          <table:table-cell table:style-name="Tabelle6.A2" office:value-type="string">
            <text:p text:style-name="P72">Start.txt</text:p>
          </table:table-cell>
          <table:table-cell table:style-name="Tabelle6.B2" office:value-type="string">
            <text:p text:style-name="P84">Informationen zum Archiv</text:p>
          </table:table-cell>
        </table:table-row>
      </table:table>
      <text:p text:style-name="P17"/>
      <text:p text:style-name="P23">Änderungen:</text:p>
      <text:p text:style-name="P26"/>
      <text:list xml:id="list1683759178" text:style-name="L17">
        <text:list-item>
          <text:p text:style-name="P140"><text:span text:style-name="T11">MoveEx</text:span> ist jetzt Alias der richtigen Funktion</text:p>
        </text:list-item>
        <text:list-item>
          <text:p text:style-name="P140">Überarbeitete Basisskripte für Anfänger und Fortgeschrittene</text:p>
        </text:list-item>
        <text:list-item>
          <text:p text:style-name="P140"><text:span text:style-name="T11">API.GetDistance</text:span> gibt im Fehlerfall nun auch eine Number zurück</text:p>
        </text:list-item>
        <text:list-item>
          <text:p text:style-name="P140"><text:span text:style-name="T11">API.SetEntityPlayer</text:span> funktioniert nun auch für Bataillone</text:p>
        </text:list-item>
        <text:list-item>
          <text:p text:style-name="P140">LookAt-Funktionen werfen keine Assertions mehr sondern Debug-Meldungen</text:p>
        </text:list-item>
        <text:list-item>
          <text:p text:style-name="P140">Der Fehler der <text:span text:style-name="T11">Reward_ObjectInit</text:span> unbrauchbar gemacht hat, ist behoben</text:p>
        </text:list-item>
        <text:list-item>
          <text:p text:style-name="P140"><text:span text:style-name="T11">API.ActivateIO</text:span> ignoriert den Parameter <text:span text:style-name="T11">_State</text:span> nicht mehr</text:p>
        </text:list-item>
        <text:list-item>
          <text:p text:style-name="P141"><text:span text:style-name="T11">Goal_TributeClaim</text:span> zählt nun in Sekunden statt Monaten</text:p>
        </text:list-item>
        <text:list-item>
          <text:p text:style-name="P141"><text:span text:style-name="T11">Goal_Tribute</text:span><text:span text:style-name="T17">Diplomacy</text:span> zählt nun in Sekunden statt Monaten</text:p>
        </text:list-item>
        <text:list-item>
          <text:p text:style-name="P143">(Dokumentation) Falsch verlinkte Anker wurden repariert</text:p>
        </text:list-item>
        <text:list-item>
          <text:p text:style-name="P142">(Dokumentation) Beschreibung des Quest-Dialogs wurde überarbeitet</text:p>
        </text:list-item>
        <text:list-item>
          <text:p text:style-name="P142">(Dokumentation) Fehler in der Beschreibung von Move- und Place-Funktionen korrigiert</text:p>
        </text:list-item>
        <text:list-item>
          <text:p text:style-name="P140">(intern) Generisches Überschreiben von Funktionen funktioniert nun korrekt</text:p>
        </text:list-item>
      </text:list>
      <text:h text:style-name="P178" text:outline-level="2"><text:bookmark-start text:name="__RefHeading___Toc1052_3192867995"/>Version RE <text:span text:style-name="T30">1.3.0 23/2/2019</text:span><text:bookmark-end text:name="__RefHeading___Toc1052_3192867995"/></text:h>
      <text:p text:style-name="P51">Das auf Wunsch vorgezogene März-Release (eigentlicher Termin 1.3.2019).</text:p>
      <text:p text:style-name="P8">Datum der Veröffentlichung: <text:span text:style-name="T29">1.2.2019</text:span></text:p>
      <text:p text:style-name="P29">Veröffentlicht unter: <text:a xlink:type="simple" xlink:href="https://drive.google.com/open?id=1z2US-7cGHkgd2kGyeFo096zzE6cjDn9U" text:style-name="Internet_20_link" text:visited-style-name="Visited_20_Internet_20_Link">https://drive.google.com/open?id=1z2US-7cGHkgd2kGyeFo096zzE6cjDn9U</text:a></text:p>
      <text:p text:style-name="P8"/>
      <text:p text:style-name="P8">Inhalt des Archiv:</text:p>
      <table:table table:name="Tabelle7" table:style-name="Tabelle7">
        <table:table-column table:style-name="Tabelle7.A"/>
        <table:table-column table:style-name="Tabelle7.B"/>
        <table:table-row>
          <table:table-cell table:style-name="Tabelle7.A1" office:value-type="string">
            <text:p text:style-name="P80">Datei</text:p>
          </table:table-cell>
          <table:table-cell table:style-name="Tabelle7.B1" office:value-type="string">
            <text:p text:style-name="P80">Beschreibung</text:p>
          </table:table-cell>
        </table:table-row>
        <table:table-row>
          <table:table-cell table:style-name="Tabelle7.A2" office:value-type="string">
            <text:p text:style-name="P49">bin/*</text:p>
          </table:table-cell>
          <table:table-cell table:style-name="Tabelle7.B2" office:value-type="string">
            <text:p text:style-name="P96">Siedelwood Applikationen</text:p>
          </table:table-cell>
        </table:table-row>
        <table:table-row>
          <table:table-cell table:style-name="Tabelle7.A2" office:value-type="string">
            <text:p text:style-name="P46">doc</text:p>
          </table:table-cell>
          <table:table-cell table:style-name="Tabelle7.B2" office:value-type="string">
            <text:p text:style-name="P90"><text:span text:style-name="T26">HTML-</text:span>Dokumentation mit Suche auf der Index-Seite</text:p>
          </table:table-cell>
        </table:table-row>
        <table:table-row>
          <table:table-cell table:style-name="Tabelle7.A2" office:value-type="string">
            <text:p text:style-name="P49">example/*.lua</text:p>
          </table:table-cell>
          <table:table-cell table:style-name="Tabelle7.B2" office:value-type="string">
            <text:p text:style-name="P96">Beispielskripte zur Verwendung der QSB</text:p>
          </table:table-cell>
        </table:table-row>
        <table:table-row>
          <table:table-cell table:style-name="Tabelle7.A2" office:value-type="string">
            <text:p text:style-name="P46">guide/*.pdf</text:p>
          </table:table-cell>
          <table:table-cell table:style-name="Tabelle7.B2" office:value-type="string">
            <text:p text:style-name="P93">Anleitungen und Versionshinweise zur QSB</text:p>
          </table:table-cell>
        </table:table-row>
        <table:table-row>
          <table:table-cell table:style-name="Tabelle7.A2" office:value-type="string">
            <text:p text:style-name="P73"><text:span text:style-name="T28">src/</text:span>q<text:span text:style-name="T24">uestsystembehavior</text:span>.lua</text:p>
          </table:table-cell>
          <table:table-cell table:style-name="Tabelle7.B2" office:value-type="string">
            <text:p text:style-name="P86"><text:span text:style-name="T28">D</text:span>ie <text:span text:style-name="T28">un</text:span>komprimierte QSB <text:span text:style-name="T28">(+ Kommentare im Code)</text:span></text:p>
          </table:table-cell>
        </table:table-row>
        <table:table-row>
          <table:table-cell table:style-name="Tabelle7.A2" office:value-type="string">
            <text:p text:style-name="P73"><text:span text:style-name="T28">src/</text:span>q<text:span text:style-name="T24">uestsystembehavior_</text:span>min.lua</text:p>
          </table:table-cell>
          <table:table-cell table:style-name="Tabelle7.B2" office:value-type="string">
            <text:p text:style-name="P86"><text:span text:style-name="T28">D</text:span>ie komprimierte QSB (nur Funktionen)</text:p>
          </table:table-cell>
        </table:table-row>
        <table:table-row>
          <table:table-cell table:style-name="Tabelle7.A2" office:value-type="string">
            <text:p text:style-name="P53">src/beginner/*.<text:span text:style-name="T27">lua</text:span></text:p>
          </table:table-cell>
          <table:table-cell table:style-name="Tabelle7.B2" office:value-type="string">
            <text:p text:style-name="P86"><text:span text:style-name="T26">Skripts</text:span>chablone<text:span text:style-name="T26">n</text:span> für <text:span text:style-name="T26">Anfänger</text:span></text:p>
          </table:table-cell>
        </table:table-row>
        <table:table-row>
          <table:table-cell table:style-name="Tabelle7.A2" office:value-type="string">
            <text:p text:style-name="P46">src/advanced/*.<text:span text:style-name="T27">lua</text:span></text:p>
          </table:table-cell>
          <table:table-cell table:style-name="Tabelle7.B2" office:value-type="string">
            <text:p text:style-name="P86"><text:span text:style-name="T26">Skripts</text:span>chablone<text:span text:style-name="T26">n</text:span> für <text:span text:style-name="T26">Fortgeschrittene</text:span></text:p>
          </table:table-cell>
        </table:table-row>
        <table:table-row>
          <table:table-cell table:style-name="Tabelle7.A2" office:value-type="string">
            <text:p text:style-name="P73">Start.txt</text:p>
          </table:table-cell>
          <table:table-cell table:style-name="Tabelle7.B2" office:value-type="string">
            <text:p text:style-name="P86">Informationen zum Archiv</text:p>
          </table:table-cell>
        </table:table-row>
      </table:table>
      <text:p text:style-name="P18"/>
      <text:p text:style-name="P24">Änderungen:</text:p>
      <text:p text:style-name="P24"/>
      <text:list xml:id="list727044127" text:style-name="L18">
        <text:list-item>
          <text:p text:style-name="P201">Die Zeitberechnung für Echtzeit wird nicht mehr durch Verlassen des Spiels gestört.</text:p>
        </text:list-item>
        <text:list-item>
          <text:p text:style-name="P201">Zerstörung der eigenen Stadt löst keine wiederkehrende DSE-Meldung mehr aus.</text:p>
        </text:list-item>
        <text:list-item>
          <text:p text:style-name="P167"><text:span text:style-name="T18">Goal_SettlersNumber</text:span><text:span text:style-name="T33"> hat als zweiten (optionalen) Parameter die Player-ID des Zielspielers bekommen. Im Skript kann der Parameter weggelassen werden und ist automatisch 1.</text:span></text:p>
        </text:list-item>
        <text:list-item>
          <text:p text:style-name="P144"><text:span text:style-name="T11">Reprisal_SetHealth</text:span> und <text:span text:style-name="T11">Reward_SetHealth</text:span> funktionieren jetzt mit dem Questassistent (Richtiger Cast zu Number).</text:p>
        </text:list-item>
        <text:list-item>
          <text:p text:style-name="P144">Es ist nicht mehr erforderlich bei versteckten Quests <text:span text:style-name="T11">KEY(NO_MESSAGE)</text:span> anzugeben.</text:p>
        </text:list-item>
        <text:list-item>
          <text:p text:style-name="P145">Schreibfehler bei <text:span text:style-name="T11">API.SetBuildingOnFire</text:span> ist behoben.</text:p>
        </text:list-item>
        <text:list-item>
          <text:p text:style-name="P145">Die Zucht von Schafen und Kühen kann jetzt auch abgeschaltet werden.</text:p>
        </text:list-item>
        <text:list-item>
          <text:p text:style-name="P145">NPC-Dialoge werden jetzt mit sinnvollen Abständen von Held und NPC gestartet.</text:p>
        </text:list-item>
        <text:list-item>
          <text:p text:style-name="P145">Es wurden einige kleine Schusselfehler in der Dokumentation korrigiert.</text:p>
        </text:list-item>
        <text:list-item>
          <text:p text:style-name="P145">(intern) Es gibt jetzt neue Build-Skripte für die QSB. <text:span text:style-name="T31">Damit wird der Missstand behoben, dass beim Build-Vorgang jedes mal die Dokumentation neu erstellt wird.</text:span></text:p>
          <text:list>
            <text:list-item>
              <text:p text:style-name="P145">compile – Baut die QSB zusammen, kann eine alternative Loadorder aufnehmen und benutzerdefinierte Bundles laden.<text:line-break/><text:span text:style-name="T11">./compile -loadorder=“Pfad/zur/Loadorder“ Pfad/zu/Bundle1 Pfad/zu/Bundle2 …</text:span></text:p>
            </text:list-item>
            <text:list-item>
              <text:p text:style-name="P146">build – Ruft compile auf und erstellt zusätzlich die Benutzerdokumentation und die Entwicklerdokumentation, sofern angegeben<text:line-break/><text:span text:style-name="T11">./build -devdoc -userdoc [Argumente für compile]</text:span></text:p>
            </text:list-item>
          </text:list>
        </text:list-item>
      </text:list>
      <text:h text:style-name="P179" text:outline-level="2"><text:bookmark-start text:name="__RefHeading___Toc4096_2558213897"/>Version RE <text:span text:style-name="T30">1.4.0 23/2/2019</text:span><text:bookmark-end text:name="__RefHeading___Toc4096_2558213897"/></text:h>
      <text:p text:style-name="P52"/>
      <text:p text:style-name="P9">Datum der Veröffentlichung: <text:span text:style-name="T29">1.4.2019</text:span></text:p>
      <text:p text:style-name="P64">Datum Patch 1.4.1: 6.6.2019</text:p>
      <text:p text:style-name="P30">Veröffentlicht unter: <text:a xlink:type="simple" xlink:href="https://drive.google.com/open?id=1z2US-7cGHkgd2kGyeFo096zzE6cjDn9U" text:style-name="Internet_20_link" text:visited-style-name="Visited_20_Internet_20_Link">https://drive.google.com/open?id=1z2US-7cGHkgd2kGyeFo096zzE6cjDn9U</text:a></text:p>
      <text:p text:style-name="P9"/>
      <text:p text:style-name="P9">Inhalt des Archiv:</text:p>
      <table:table table:name="Tabelle9" table:style-name="Tabelle9">
        <table:table-column table:style-name="Tabelle9.A"/>
        <table:table-column table:style-name="Tabelle9.B"/>
        <table:table-row>
          <table:table-cell table:style-name="Tabelle9.A1" office:value-type="string">
            <text:p text:style-name="P81">Datei</text:p>
          </table:table-cell>
          <table:table-cell table:style-name="Tabelle9.B1" office:value-type="string">
            <text:p text:style-name="P81">Beschreibung</text:p>
          </table:table-cell>
        </table:table-row>
        <table:table-row>
          <table:table-cell table:style-name="Tabelle9.A2" office:value-type="string">
            <text:p text:style-name="P50">bin/*</text:p>
          </table:table-cell>
          <table:table-cell table:style-name="Tabelle9.B2" office:value-type="string">
            <text:p text:style-name="P97">Siedelwood Applikationen</text:p>
          </table:table-cell>
        </table:table-row>
        <table:table-row>
          <table:table-cell table:style-name="Tabelle9.A2" office:value-type="string">
            <text:p text:style-name="P47">doc</text:p>
          </table:table-cell>
          <table:table-cell table:style-name="Tabelle9.B2" office:value-type="string">
            <text:p text:style-name="P91"><text:span text:style-name="T26">HTML-</text:span>Dokumentation mit Suche auf der Index-Seite</text:p>
          </table:table-cell>
        </table:table-row>
        <table:table-row>
          <table:table-cell table:style-name="Tabelle9.A2" office:value-type="string">
            <text:p text:style-name="P50">example/*.lua</text:p>
          </table:table-cell>
          <table:table-cell table:style-name="Tabelle9.B2" office:value-type="string">
            <text:p text:style-name="P97">Beispielskripte zur Verwendung der QSB</text:p>
          </table:table-cell>
        </table:table-row>
        <table:table-row>
          <table:table-cell table:style-name="Tabelle9.A2" office:value-type="string">
            <text:p text:style-name="P47">guide/*.pdf</text:p>
          </table:table-cell>
          <table:table-cell table:style-name="Tabelle9.B2" office:value-type="string">
            <text:p text:style-name="P94">Anleitungen und Versionshinweise zur QSB</text:p>
          </table:table-cell>
        </table:table-row>
        <table:table-row>
          <table:table-cell table:style-name="Tabelle9.A2" office:value-type="string">
            <text:p text:style-name="P74"><text:span text:style-name="T28">src/</text:span>q<text:span text:style-name="T24">uestsystembehavior</text:span>.lua</text:p>
          </table:table-cell>
          <table:table-cell table:style-name="Tabelle9.B2" office:value-type="string">
            <text:p text:style-name="P87"><text:span text:style-name="T28">D</text:span>ie <text:span text:style-name="T28">un</text:span>komprimierte QSB <text:span text:style-name="T28">(+ Kommentare im Code)</text:span></text:p>
          </table:table-cell>
        </table:table-row>
        <table:table-row>
          <table:table-cell table:style-name="Tabelle9.A2" office:value-type="string">
            <text:p text:style-name="P74"><text:span text:style-name="T28">src/</text:span>q<text:span text:style-name="T24">uestsystembehavior_</text:span>min.lua</text:p>
          </table:table-cell>
          <table:table-cell table:style-name="Tabelle9.B2" office:value-type="string">
            <text:p text:style-name="P87"><text:span text:style-name="T28">D</text:span>ie komprimierte QSB (nur Funktionen)</text:p>
          </table:table-cell>
        </table:table-row>
        <table:table-row>
          <table:table-cell table:style-name="Tabelle9.A2" office:value-type="string">
            <text:p text:style-name="P65">src/<text:span text:style-name="T39">mapscript</text:span>.<text:span text:style-name="T27">lua</text:span></text:p>
          </table:table-cell>
          <table:table-cell table:style-name="Tabelle9.B2" office:value-type="string">
            <text:p text:style-name="P87"><text:span text:style-name="T26">Skripts</text:span>chablone<text:span text:style-name="T26">n</text:span> für <text:span text:style-name="T39">das globale Skript</text:span></text:p>
          </table:table-cell>
        </table:table-row>
        <table:table-row>
          <table:table-cell table:style-name="Tabelle9.A2" office:value-type="string">
            <text:p text:style-name="P47">src/<text:span text:style-name="T39">localmapscript</text:span>.<text:span text:style-name="T27">lua</text:span></text:p>
          </table:table-cell>
          <table:table-cell table:style-name="Tabelle9.B2" office:value-type="string">
            <text:p text:style-name="P87"><text:span text:style-name="T26">Skripts</text:span>chablone<text:span text:style-name="T26">n</text:span> für <text:span text:style-name="T39">das lokale Skript</text:span></text:p>
          </table:table-cell>
        </table:table-row>
        <table:table-row>
          <table:table-cell table:style-name="Tabelle9.A2" office:value-type="string">
            <text:p text:style-name="P74">Start.txt</text:p>
          </table:table-cell>
          <table:table-cell table:style-name="Tabelle9.B2" office:value-type="string">
            <text:p text:style-name="P87">Informationen zum Archiv</text:p>
          </table:table-cell>
        </table:table-row>
      </table:table>
      <text:p text:style-name="P63"/>
      <text:p text:style-name="P25">Änderungen:</text:p>
      <text:p text:style-name="P25"/>
      <text:list xml:id="list754471718" text:style-name="L19">
        <text:list-item>
          <text:p text:style-name="P202"><text:span text:style-name="T11">Reward_DEBUG</text:span><text:span text:style-name="T36"> Parameter im Questassistenten gefixt</text:span></text:p>
        </text:list-item>
        <text:list-item>
          <text:p text:style-name="P202"><text:span text:style-name="T11">Reward_TradeOffer</text:span><text:span text:style-name="T36"> kann jetzt im Questassistenten benutzt werden</text:span></text:p>
        </text:list-item>
        <text:list-item>
          <text:p text:style-name="P202"><text:span text:style-name="T19">Goal_SettlersNumber</text:span><text:span text:style-name="T36"> </text:span><text:span text:style-name="T37">hat einen zweiten Parameter </text:span><text:span text:style-name="T19">_PlayerID</text:span><text:span text:style-name="T37"> erhalten. Der Parameter im Skript ist optional.</text:span></text:p>
        </text:list-item>
        <text:list-item>
          <text:p text:style-name="P203">Problem mit dem negativen Lagerbestand bei Nutzung des Burglagers wurde behoben (zumindest ist es nicht wieder aufgetreten)</text:p>
        </text:list-item>
        <text:list-item>
          <text:p text:style-name="P203">Maximalgröße des Burglagers wird jetzt richtig angezeigt.</text:p>
        </text:list-item>
        <text:list-item>
          <text:p text:style-name="P204">Tribut-Behavior sind jetzt richtig lokalisiert.<text:line-break/>(= wahlweise Übersetzung in Englisch möglich)</text:p>
        </text:list-item>
        <text:list-item>
          <text:p text:style-name="P203">(Doku) Dokumentation wurde an einigen Stellen überarbeitet.</text:p>
        </text:list-item>
      </text:list>
      <text:h text:style-name="P183" text:outline-level="1"><text:bookmark-start text:name="__RefHeading___Toc5067_412414255"/>Version 2<text:bookmark-end text:name="__RefHeading___Toc5067_412414255"/></text:h>
      <text:h text:style-name="P173" text:outline-level="2"><text:bookmark-start text:name="__RefHeading___Toc5069_412414255"/>Version <text:span text:style-name="T38">BETA #3</text:span><text:bookmark-end text:name="__RefHeading___Toc5069_412414255"/></text:h>
      <text:p text:style-name="P57">Datum der Veröffentlichung: <text:span text:style-name="T40">1.4.2019</text:span></text:p>
      <text:p text:style-name="P57">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57"/>
      <text:p text:style-name="P57">Inhalt des Archiv:</text:p>
      <table:table table:name="Tabelle8" table:style-name="Tabelle8">
        <table:table-column table:style-name="Tabelle8.A"/>
        <table:table-column table:style-name="Tabelle8.B"/>
        <table:table-row>
          <table:table-cell table:style-name="Tabelle8.A1" office:value-type="string">
            <text:p text:style-name="P116">Datei</text:p>
          </table:table-cell>
          <table:table-cell table:style-name="Tabelle8.B1" office:value-type="string">
            <text:p text:style-name="P116">Beschreibung</text:p>
          </table:table-cell>
        </table:table-row>
        <table:table-row>
          <table:table-cell table:style-name="Tabelle8.A2" office:value-type="string">
            <text:p text:style-name="P31">bin/<text:span text:style-name="T35">MapIconator.jar</text:span></text:p>
          </table:table-cell>
          <table:table-cell table:style-name="Tabelle8.B2" office:value-type="string">
            <text:p text:style-name="P98">Hilft beim Einfügen von Map-Vorschaubilder (DEdK/AeK)</text:p>
          </table:table-cell>
        </table:table-row>
        <table:table-row>
          <table:table-cell table:style-name="Tabelle8.A2" office:value-type="string">
            <text:p text:style-name="P38">bin/CutsceneMaker.jar</text:p>
          </table:table-cell>
          <table:table-cell table:style-name="Tabelle8.B2" office:value-type="string">
            <text:p text:style-name="P98">Konvertiert CS-Flights, die über den Cutscene Editor erstellt wurden, und erstellt Steuerskripte für Cutscenes</text:p>
          </table:table-cell>
        </table:table-row>
        <table:table-row>
          <table:table-cell table:style-name="Tabelle8.A2" office:value-type="string">
            <text:p text:style-name="P34">doc</text:p>
          </table:table-cell>
          <table:table-cell table:style-name="Tabelle8.B2" office:value-type="string">
            <text:p text:style-name="P113"><text:span text:style-name="T26">HTML-</text:span>Dokumentation mit Suche auf der Index-Seite</text:p>
          </table:table-cell>
        </table:table-row>
        <table:table-row>
          <table:table-cell table:style-name="Tabelle8.A2" office:value-type="string">
            <text:p text:style-name="P31">example/*.lua</text:p>
          </table:table-cell>
          <table:table-cell table:style-name="Tabelle8.B2" office:value-type="string">
            <text:p text:style-name="P107">Beispielskripte zur Verwendung der QSB</text:p>
          </table:table-cell>
        </table:table-row>
        <table:table-row>
          <table:table-cell table:style-name="Tabelle8.A2" office:value-type="string">
            <text:p text:style-name="P34">guide/*.pdf</text:p>
          </table:table-cell>
          <table:table-cell table:style-name="Tabelle8.B2" office:value-type="string">
            <text:p text:style-name="P104">Anleitungen und Versionshinweise zur QSB</text:p>
          </table:table-cell>
        </table:table-row>
        <table:table-row>
          <table:table-cell table:style-name="Tabelle8.A2" office:value-type="string">
            <text:p text:style-name="P110"><text:span text:style-name="T28">src/</text:span>q<text:span text:style-name="T24">uestsystembehavior</text:span>.lua</text:p>
          </table:table-cell>
          <table:table-cell table:style-name="Tabelle8.B2" office:value-type="string">
            <text:p text:style-name="P101"><text:span text:style-name="T28">D</text:span>ie <text:span text:style-name="T28">un</text:span>komprimierte QSB</text:p>
          </table:table-cell>
        </table:table-row>
        <table:table-row>
          <table:table-cell table:style-name="Tabelle8.A2" office:value-type="string">
            <text:p text:style-name="P110"><text:span text:style-name="T28">src/</text:span>q<text:span text:style-name="T24">uestsystembehavior_</text:span>min.lua</text:p>
          </table:table-cell>
          <table:table-cell table:style-name="Tabelle8.B2" office:value-type="string">
            <text:p text:style-name="P101"><text:span text:style-name="T28">D</text:span>ie komprimierte QSB</text:p>
          </table:table-cell>
        </table:table-row>
        <table:table-row>
          <table:table-cell table:style-name="Tabelle8.A2" office:value-type="string">
            <text:p text:style-name="P37">src/<text:span text:style-name="T35">mapscript</text:span>.<text:span text:style-name="T27">lua</text:span></text:p>
          </table:table-cell>
          <table:table-cell table:style-name="Tabelle8.B2" office:value-type="string">
            <text:p text:style-name="P98">Vorlage für das globale Skript</text:p>
          </table:table-cell>
        </table:table-row>
        <table:table-row>
          <table:table-cell table:style-name="Tabelle8.A2" office:value-type="string">
            <text:p text:style-name="P34">src/<text:span text:style-name="T35">localmapscript</text:span>.<text:span text:style-name="T27">lua</text:span></text:p>
          </table:table-cell>
          <table:table-cell table:style-name="Tabelle8.B2" office:value-type="string">
            <text:p text:style-name="P98">Vorlage für das lokale Skript</text:p>
          </table:table-cell>
        </table:table-row>
        <table:table-row>
          <table:table-cell table:style-name="Tabelle8.A2" office:value-type="string">
            <text:p text:style-name="P110"><text:span text:style-name="T35">s</text:span>tart.txt</text:p>
          </table:table-cell>
          <table:table-cell table:style-name="Tabelle8.B2" office:value-type="string">
            <text:p text:style-name="P101">Informationen zum Archiv</text:p>
          </table:table-cell>
        </table:table-row>
      </table:table>
      <text:p text:style-name="P19"/>
      <text:p text:style-name="P54">Änderungen:</text:p>
      <text:p text:style-name="P54"/>
      <text:list xml:id="list787001357" text:style-name="L20">
        <text:list-item>
          <text:p text:style-name="P151">Das Briefing System hat eine komplette Überarbeitung erfahren. Vor allem um die Integration von Cutscenes zu verbessern. Es gibt neue Möglichkeiten, wie z.B. zurückspringen während Briefings <text:span text:style-name="T6">durch den Leser</text:span>.</text:p>
          <text:p text:style-name="P152">Weitere Informationen dazu in MigrationGuide.pdf und der Dokumentation.</text:p>
        </text:list-item>
        <text:list-item>
          <text:p text:style-name="P152">Ein Konsolenprogramm zum Erstellen von Cutscenes ist beigefügt. CS-Dateien werden konvertiert und es wird ein leeres Steuerskript erzeugt. Mittels einer INI-Datei kann das Steuerskript mit Werten befüllt werden.</text:p>
          <text:p text:style-name="P156">Das Steuerskript wird in die Map kopiert um eine Cutscene abzuspielen.</text:p>
          <text:p text:style-name="P152">Weitere Information dazu in CutsceneGuide.pdf und in der Dokumentation.</text:p>
        </text:list-item>
        <text:list-item>
          <text:p text:style-name="P152">(Nur Skript) Custom Behavior können Funktionsreferenzen statt den Namen übergeben werden. In diesem Fall wird die Funktion nicht wie gewohnt aufgerufen, sondern mit allen nachfolgenden Parametern des Behavior.</text:p>
        </text:list-item>
      </text:list>
      <text:list xml:id="list4201884900" text:style-name="L21">
        <text:list-header>
          <text:p text:style-name="P153">Das betrifft:</text:p>
        </text:list-header>
      </text:list>
      <text:list xml:id="list1880989210" text:style-name="L22">
        <text:list-header>
          <text:p text:style-name="P166"><text:span text:style-name="T32">- </text:span><text:span text:style-name="T11">Goal_MapScriptFunction</text:span></text:p>
          <text:p text:style-name="P166"><text:span text:style-name="T32">- </text:span><text:span text:style-name="T11">Reprisal_MapScriptFunction</text:span></text:p>
          <text:p text:style-name="P166"><text:span text:style-name="T32">- </text:span><text:span text:style-name="T11">Reward_MapScriptFunction</text:span></text:p>
          <text:p text:style-name="P166"><text:span text:style-name="T32">- </text:span><text:span text:style-name="T11">Trigger_MapScriptFunction</text:span></text:p>
        </text:list-header>
        <text:list-item>
          <text:p text:style-name="P166"><text:span text:style-name="T11">Trigger Briefing</text:span><text:span text:style-name="T32"> </text:span><text:span text:style-name="T36">hat einen weiteren Parameter erhalten. Dieser steuert, ob der Auslöser für jedes Briefing auslöst oder nur für ein Reward bzw. Reprisal.</text:span></text:p>
        </text:list-item>
        <text:list-item>
          <text:p text:style-name="P154">Es gibt einen Nachfolger für die in die Jahre gekommene Laufschrift. Der Text wird Zeichen für Zeichen auf den Bildschirm geschrieben, wie bei einer Schreibmaschine.</text:p>
        </text:list-item>
        <text:list-item>
          <text:p text:style-name="P155"><text:soft-page-break/>(Nur Skript) Die EntityScriptingValues wurden grundüberholt. Sie stehen nicht mehr im Zentrum sondern dienen als Hilfsmittel für eine neue umfangreiche Kontrolle eines Entity. Dabei bleibt das Entity stehts dem Objekt zugeordnet.</text:p>
          <text:p text:style-name="P155">Weitere Informationen dazu in MigrationGuide.pdf und der Dokumentation.</text:p>
        </text:list-item>
        <text:list-item>
          <text:p text:style-name="P147"><text:span text:style-name="T11">Goal_RandomRequests</text:span> <text:span text:style-name="T36">erlebt sein Comeback, und das umfangreicher als je zu vor. Verschiedene Questtypen können aktiviert oder deaktiviert werden. Fehlschlag des ausgelösten Quest, lässt das Behavior fehlschlagen. Es ist möglich eine Zeitbegrenzung und eigene Nachrichtentexte zu setzen.</text:span></text:p>
          <text:p text:style-name="P154">Weitere Informationen dazu in MigrationGuide.pdf und der Dokumentation.</text:p>
        </text:list-item>
        <text:list-item>
          <text:p text:style-name="P158">Die API des Traveling Salesman wurde überarbeitet.</text:p>
        </text:list-item>
        <text:list-item>
          <text:p text:style-name="P159">Der Quest-Debug wurde vereinfacht und erweitert. Siehe Dokumentation!</text:p>
        </text:list-item>
        <text:list-item>
          <text:p text:style-name="P157">(Doku) Einige Beschreibungstexte zu Funktionen der QSB wurden überarbeitet.</text:p>
        </text:list-item>
        <text:list-item>
          <text:p text:style-name="P157">(Doku) Alle Anleitungen (PDF-Dateien) wurden ebenfalls überarbeitet</text:p>
        </text:list-item>
      </text:list>
      <text:p text:style-name="P60"/>
      <text:h text:style-name="P180" text:outline-level="2"><text:bookmark-start text:name="__RefHeading___Toc1653_949028593"/>Version <text:span text:style-name="T38">BETA #4</text:span><text:bookmark-end text:name="__RefHeading___Toc1653_949028593"/></text:h>
      <text:p text:style-name="P59">Datum der Veröffentlichung: <text:span text:style-name="T40">10.7.2019</text:span></text:p>
      <text:p text:style-name="P59">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59"/>
      <text:p text:style-name="P59">Inhalt des Archiv:</text:p>
      <table:table table:name="Tabelle11" table:style-name="Tabelle11">
        <table:table-column table:style-name="Tabelle11.A"/>
        <table:table-column table:style-name="Tabelle11.B"/>
        <table:table-row>
          <table:table-cell table:style-name="Tabelle11.A1" office:value-type="string">
            <text:p text:style-name="P118">Datei</text:p>
          </table:table-cell>
          <table:table-cell table:style-name="Tabelle11.B1" office:value-type="string">
            <text:p text:style-name="P118">Beschreibung</text:p>
          </table:table-cell>
        </table:table-row>
        <table:table-row>
          <table:table-cell table:style-name="Tabelle11.A2" office:value-type="string">
            <text:p text:style-name="P33">bin/<text:span text:style-name="T35">MapIconator</text:span></text:p>
          </table:table-cell>
          <table:table-cell table:style-name="Tabelle11.B2" office:value-type="string">
            <text:p text:style-name="P100">Hilft beim Einfügen von Map-Vorschaubilder (DEdK/AeK)</text:p>
          </table:table-cell>
        </table:table-row>
        <table:table-row>
          <table:table-cell table:style-name="Tabelle11.A2" office:value-type="string">
            <text:p text:style-name="P40">bin/CutsceneMaker</text:p>
          </table:table-cell>
          <table:table-cell table:style-name="Tabelle11.B2" office:value-type="string">
            <text:p text:style-name="P100">Konvertiert CS-Flights, die über den Cutscene Editor erstellt wurden, und erstellt Steuerskripte für Cutscenes</text:p>
          </table:table-cell>
        </table:table-row>
        <table:table-row>
          <table:table-cell table:style-name="Tabelle11.A2" office:value-type="string">
            <text:p text:style-name="P43">bin/QuestsToGraphViz</text:p>
          </table:table-cell>
          <table:table-cell table:style-name="Tabelle11.B2" office:value-type="string">
            <text:p text:style-name="P119">Erstellt aus Quests einen Graphen aus dem man die Beziehungen der Quests ableiten kann.</text:p>
          </table:table-cell>
        </table:table-row>
        <table:table-row>
          <table:table-cell table:style-name="Tabelle11.A2" office:value-type="string">
            <text:p text:style-name="P36">doc</text:p>
          </table:table-cell>
          <table:table-cell table:style-name="Tabelle11.B2" office:value-type="string">
            <text:p text:style-name="P115"><text:span text:style-name="T26">HTML-</text:span>Dokumentation mit Suche auf der Index-Seite</text:p>
          </table:table-cell>
        </table:table-row>
        <table:table-row>
          <table:table-cell table:style-name="Tabelle11.A2" office:value-type="string">
            <text:p text:style-name="P33">example/*.lua</text:p>
          </table:table-cell>
          <table:table-cell table:style-name="Tabelle11.B2" office:value-type="string">
            <text:p text:style-name="P109">Beispielskripte zur Verwendung der QSB</text:p>
          </table:table-cell>
        </table:table-row>
        <table:table-row>
          <table:table-cell table:style-name="Tabelle11.A2" office:value-type="string">
            <text:p text:style-name="P36">guide/*.pdf</text:p>
          </table:table-cell>
          <table:table-cell table:style-name="Tabelle11.B2" office:value-type="string">
            <text:p text:style-name="P106">Anleitungen und Versionshinweise zur QSB</text:p>
          </table:table-cell>
        </table:table-row>
        <table:table-row>
          <table:table-cell table:style-name="Tabelle11.A2" office:value-type="string">
            <text:p text:style-name="P112"><text:span text:style-name="T28">src/</text:span>q<text:span text:style-name="T24">uestsystembehavior</text:span>.lua</text:p>
          </table:table-cell>
          <table:table-cell table:style-name="Tabelle11.B2" office:value-type="string">
            <text:p text:style-name="P103"><text:span text:style-name="T28">D</text:span>ie <text:span text:style-name="T28">un</text:span>komprimierte QSB</text:p>
          </table:table-cell>
        </table:table-row>
        <table:table-row>
          <table:table-cell table:style-name="Tabelle11.A2" office:value-type="string">
            <text:p text:style-name="P112"><text:span text:style-name="T28">src/</text:span>q<text:span text:style-name="T24">uestsystembehavior_</text:span>min.lua</text:p>
          </table:table-cell>
          <table:table-cell table:style-name="Tabelle11.B2" office:value-type="string">
            <text:p text:style-name="P103"><text:span text:style-name="T28">D</text:span>ie komprimierte QSB</text:p>
          </table:table-cell>
        </table:table-row>
        <table:table-row>
          <table:table-cell table:style-name="Tabelle11.A2" office:value-type="string">
            <text:p text:style-name="P42">src/<text:span text:style-name="T35">mapscript</text:span>.<text:span text:style-name="T27">lua</text:span></text:p>
          </table:table-cell>
          <table:table-cell table:style-name="Tabelle11.B2" office:value-type="string">
            <text:p text:style-name="P100">Vorlage für das globale Skript</text:p>
          </table:table-cell>
        </table:table-row>
        <table:table-row>
          <table:table-cell table:style-name="Tabelle11.A2" office:value-type="string">
            <text:p text:style-name="P36">src/<text:span text:style-name="T35">localmapscript</text:span>.<text:span text:style-name="T27">lua</text:span></text:p>
          </table:table-cell>
          <table:table-cell table:style-name="Tabelle11.B2" office:value-type="string">
            <text:p text:style-name="P100">Vorlage für das lokale Skript</text:p>
          </table:table-cell>
        </table:table-row>
        <table:table-row>
          <table:table-cell table:style-name="Tabelle11.A2" office:value-type="string">
            <text:p text:style-name="P112"><text:span text:style-name="T35">s</text:span>tart.txt</text:p>
          </table:table-cell>
          <table:table-cell table:style-name="Tabelle11.B2" office:value-type="string">
            <text:p text:style-name="P103">Informationen zum Archiv</text:p>
          </table:table-cell>
        </table:table-row>
      </table:table>
      <text:p text:style-name="P21"/>
      <text:p text:style-name="P56">Änderungen:</text:p>
      <text:p text:style-name="P56"/>
      <text:list xml:id="list135140560644194" text:continue-list="list787001357" text:style-name="L20">
        <text:list-item>
          <text:p text:style-name="P160">Der Fehler, der verhindert hat, dass ein bewachendes Battalion von einer Einheit eines Verbündeten abgezogen werden kann, ist behoben.</text:p>
        </text:list-item>
        <text:list-item>
          <text:p text:style-name="P160">Die Sprache wird jetzt nur noch einmalig zu Spielstart bestimmt. Die Variable <text:span text:style-name="T11">QSB.Language</text:span> – und damit die Sprache – kann manuell überschrieben werden.</text:p>
        </text:list-item>
        <text:list-item>
          <text:p text:style-name="P160">Die Auffüll-Option von Trebuchets wurde dauerhaft entfernt.</text:p>
        </text:list-item>
        <text:list-item>
          <text:p text:style-name="P160">Die Tabs im Burglager wurden entfernt. Ihre Funktion ist nur noch über Hotkeys erreichbar.</text:p>
        </text:list-item>
        <text:list-item>
          <text:p text:style-name="P160">Die Laufschrift wartet jetzt immer 1,5 Sekunden, bevor die Textanzeige beginnt.</text:p>
        </text:list-item>
        <text:list-item>
          <text:p text:style-name="P160"><text:span text:style-name="T11">Reward_VictoryWithParty</text:span> ermöglicht jetzt auch „weiterspielen“.</text:p>
        </text:list-item>
        <text:list-item>
          <text:p text:style-name="P163">Einige Tippfehler in verschiedenen Funktionen behoben.</text:p>
        </text:list-item>
        <text:list-item>
          <text:p text:style-name="P164">Timing-Problem in <text:span text:style-name="T11">Goal_DestroySpawnedEntities</text:span> wurde behoben.</text:p>
        </text:list-item>
        <text:list-item>
          <text:p text:style-name="P165">Probleme mit AI-Rewards und Player 1 wurden behoben.</text:p>
        </text:list-item>
      </text:list>
      <text:h text:style-name="P181" text:outline-level="2"><text:bookmark-start text:name="__RefHeading___Toc1874_2589923442"/>Version <text:span text:style-name="T42">RE 2.0.0 1/8/2019</text:span><text:bookmark-end text:name="__RefHeading___Toc1874_2589923442"/></text:h>
      <text:p text:style-name="P58">Datum der Veröffentlichung: <text:span text:style-name="T40">1.8.2019</text:span></text:p>
      <text:p text:style-name="P58">Veröffentlicht unter: <text:a xlink:type="simple" xlink:href="https://drive.google.com/open?id=1wH13d3MbF9KeRg_yM1arKfJbUR35RtQf" text:style-name="Internet_20_link" text:visited-style-name="Visited_20_Internet_20_Link"><text:span text:style-name="T41">https://drive.google.com/open?id=1wH13d3MbF9KeRg_yM1arKfJbUR35RtQf</text:span></text:a></text:p>
      <text:p text:style-name="P58"/>
      <text:p text:style-name="P61">Initiale Veröffentlichung der Version 2 der QSB-S.</text:p>
      <text:p text:style-name="P61">Seit dem oben angegebenen Datum wird Version 1 nicht mehr unterstützt oder aktualisiert.</text:p>
      <text:p text:style-name="P58"/>
      <text:p text:style-name="P58">Inhalt des Archiv:</text:p>
      <table:table table:name="Tabelle10" table:style-name="Tabelle10">
        <table:table-column table:style-name="Tabelle10.A"/>
        <table:table-column table:style-name="Tabelle10.B"/>
        <table:table-row>
          <table:table-cell table:style-name="Tabelle10.A1" office:value-type="string">
            <text:p text:style-name="P117">Datei</text:p>
          </table:table-cell>
          <table:table-cell table:style-name="Tabelle10.B1" office:value-type="string">
            <text:p text:style-name="P117">Beschreibung</text:p>
          </table:table-cell>
        </table:table-row>
        <table:table-row>
          <table:table-cell table:style-name="Tabelle10.A2" office:value-type="string">
            <text:p text:style-name="P32">bin/<text:span text:style-name="T35">MapIconatorInstaller.exe</text:span></text:p>
          </table:table-cell>
          <table:table-cell table:style-name="Tabelle10.B2" office:value-type="string">
            <text:p text:style-name="P99">Hilft beim Einfügen von Map-Vorschaubilder (DEdK/AeK)</text:p>
          </table:table-cell>
        </table:table-row>
        <table:table-row>
          <table:table-cell table:style-name="Tabelle10.A2" office:value-type="string">
            <text:p text:style-name="P39">bin/CutsceneMaker<text:span text:style-name="T44">Installer</text:span>.<text:span text:style-name="T44">exe</text:span></text:p>
          </table:table-cell>
          <table:table-cell table:style-name="Tabelle10.B2" office:value-type="string">
            <text:p text:style-name="P99">Konvertiert CS-Flights, die über den Cutscene Editor erstellt wurden, und erstellt Steuerskripte für Cutscenes</text:p>
          </table:table-cell>
        </table:table-row>
        <table:table-row>
          <table:table-cell table:style-name="Tabelle10.A2" office:value-type="string">
            <text:p text:style-name="P35">doc</text:p>
          </table:table-cell>
          <table:table-cell table:style-name="Tabelle10.B2" office:value-type="string">
            <text:p text:style-name="P114"><text:span text:style-name="T26">HTML-</text:span>Dokumentation mit Suche auf der Index-Seite</text:p>
          </table:table-cell>
        </table:table-row>
        <table:table-row>
          <table:table-cell table:style-name="Tabelle10.A2" office:value-type="string">
            <text:p text:style-name="P32">example/*.lua</text:p>
          </table:table-cell>
          <table:table-cell table:style-name="Tabelle10.B2" office:value-type="string">
            <text:p text:style-name="P108">Beispielskripte zur Verwendung der QSB</text:p>
          </table:table-cell>
        </table:table-row>
        <table:table-row>
          <table:table-cell table:style-name="Tabelle10.A2" office:value-type="string">
            <text:p text:style-name="P35">guide/*.pdf</text:p>
          </table:table-cell>
          <table:table-cell table:style-name="Tabelle10.B2" office:value-type="string">
            <text:p text:style-name="P105">Anleitungen und Versionshinweise zur QSB</text:p>
          </table:table-cell>
        </table:table-row>
        <table:table-row>
          <table:table-cell table:style-name="Tabelle10.A2" office:value-type="string">
            <text:p text:style-name="P111"><text:span text:style-name="T28">src/</text:span>q<text:span text:style-name="T24">uestsystembehavior</text:span>.lua</text:p>
          </table:table-cell>
          <table:table-cell table:style-name="Tabelle10.B2" office:value-type="string">
            <text:p text:style-name="P102"><text:span text:style-name="T28">D</text:span>ie <text:span text:style-name="T28">un</text:span>komprimierte QSB</text:p>
          </table:table-cell>
        </table:table-row>
        <table:table-row>
          <table:table-cell table:style-name="Tabelle10.A2" office:value-type="string">
            <text:p text:style-name="P111"><text:span text:style-name="T28">src/</text:span>q<text:span text:style-name="T24">uestsystembehavior_</text:span>min.lua</text:p>
          </table:table-cell>
          <table:table-cell table:style-name="Tabelle10.B2" office:value-type="string">
            <text:p text:style-name="P102"><text:span text:style-name="T28">D</text:span>ie komprimierte QSB</text:p>
          </table:table-cell>
        </table:table-row>
        <table:table-row>
          <table:table-cell table:style-name="Tabelle10.A2" office:value-type="string">
            <text:p text:style-name="P41">src/<text:span text:style-name="T35">mapscript</text:span>.<text:span text:style-name="T27">lua</text:span></text:p>
          </table:table-cell>
          <table:table-cell table:style-name="Tabelle10.B2" office:value-type="string">
            <text:p text:style-name="P99">Vorlage für das globale Skript</text:p>
          </table:table-cell>
        </table:table-row>
        <table:table-row>
          <table:table-cell table:style-name="Tabelle10.A2" office:value-type="string">
            <text:p text:style-name="P35">src/<text:span text:style-name="T35">localmapscript</text:span>.<text:span text:style-name="T27">lua</text:span></text:p>
          </table:table-cell>
          <table:table-cell table:style-name="Tabelle10.B2" office:value-type="string">
            <text:p text:style-name="P99">Vorlage für das lokale Skript</text:p>
          </table:table-cell>
        </table:table-row>
        <table:table-row>
          <table:table-cell table:style-name="Tabelle10.A2" office:value-type="string">
            <text:p text:style-name="P111"><text:span text:style-name="T35">s</text:span>tart.txt</text:p>
          </table:table-cell>
          <table:table-cell table:style-name="Tabelle10.B2" office:value-type="string">
            <text:p text:style-name="P102">Informationen zum Archiv</text:p>
          </table:table-cell>
        </table:table-row>
      </table:table>
      <text:p text:style-name="P20"/>
      <text:p text:style-name="P55">Änderungen:</text:p>
      <text:p text:style-name="P55"/>
      <text:list xml:id="list2538143195" text:style-name="L23">
        <text:list-item>
          <text:p text:style-name="P161">(→ siehe Beta #<text:span text:style-name="T44">3</text:span>)</text:p>
        </text:list-item>
        <text:list-item>
          <text:p text:style-name="P162">(→ siehe Beta #<text:span text:style-name="T43">4</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style:font-face style:name="Mangal1" svg:font-family="Mangal"/>
    <style:font-face style:name="Times New Roman1" svg:font-family="'Times New Roman'" style:font-family-generic="roman"/>
    <style:font-face style:name="Courier New" svg:font-family="'Courier New'" style:font-family-generic="modern" style:font-pitch="fixed"/>
    <style:font-face style:name="Liberation Serif1" svg:font-family="'Liberation Serif'"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color="#431a54" style:font-name="Liberation Serif" fo:font-family="'Liberation Serif'" style:font-style-name="Standard"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writing-mode="page"/>
      <style:text-properties style:font-name="Liberation Serif" fo:font-family="'Liberation Serif'" style:font-style-name="Standard" style:font-family-generic="roman" style:font-pitch="variable"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officeooo:rsid="001ba6d8" officeooo:paragraph-rsid="001ba6d8"/>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Versionshistorie der QSB-S<text:tab/><text:tab/><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5T08:47:52.672000000</meta:creation-date>
    <meta:generator>LibreOffice/5.4.5.1$Windows_X86_64 LibreOffice_project/79c9829dd5d8054ec39a82dc51cd9eff340dbee8</meta:generator>
    <dc:date>2019-07-20T13:51:38.319000000</dc:date>
    <meta:editing-duration>PT2H44M42S</meta:editing-duration>
    <meta:editing-cycles>50</meta:editing-cycles>
    <meta:document-statistic meta:table-count="11" meta:image-count="0" meta:object-count="0" meta:page-count="17" meta:paragraph-count="438" meta:word-count="2721" meta:character-count="21747" meta:non-whitespace-character-count="19575"/>
  </office:meta>
</office:document-meta>
</file>